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1.338cm" fo:min-width="2.992cm"/>
      <style:paragraph-properties style:writing-mode="lr-tb"/>
    </style:style>
    <style:style style:name="gr2" style:family="graphic" style:parent-style-name="Object_20_without_20_fill_5f_1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338cm" fo:min-width="2.67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168cm" fo:min-width="1.72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.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579cm" fo:min-width="2.32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.675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338cm" fo:min-width="1.08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338cm" fo:min-width="1.087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draw:stroke-dash="Dash"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.38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238cm" fo:min-width="2.04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draw:stroke="dash" draw:stroke-dash="Double_20_Dash_20_Dot_20_Dot" svg:stroke-width="0.053cm" svg:stroke-color="#ff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d428" draw:textarea-horizontal-align="justify" draw:textarea-vertical-align="middle" draw:auto-grow-height="false" fo:min-height="1.338cm" fo:min-width="2.675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e0c2cd" draw:textarea-horizontal-align="justify" draw:textarea-vertical-align="middle" draw:auto-grow-height="false" fo:min-height="1.338cm" fo:min-width="2.675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16cm" fo:min-width="1.67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86cm" fo:min-width="1.988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79cm" fo:min-width="2.32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solid" draw:fill-color="#ffffa6" draw:textarea-horizontal-align="justify" draw:textarea-vertical-align="middle" draw:auto-grow-height="false" fo:min-height="1.338cm" fo:min-width="1.088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1.338cm" fo:min-width="1.087cm" fo:padding-top="0.151cm" fo:padding-bottom="0.151cm" fo:padding-left="0.276cm" fo:padding-right="0.276cm"/>
      <style:paragraph-properties style:writing-mode="lr-tb"/>
    </style:style>
    <style:style style:name="gr23" style:family="graphic" style:parent-style-name="objectwithoutfill">
      <style:graphic-properties draw:stroke="dash" draw:stroke-dash="Dash"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86cm" fo:min-width="2.334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38cm" fo:min-width="2.04cm" fo:padding-top="0.151cm" fo:padding-bottom="0.151cm" fo:padding-left="0.276cm" fo:padding-right="0.276cm"/>
      <style:paragraph-properties style:writing-mode="lr-tb"/>
    </style:style>
    <style:style style:name="gr26" style:family="graphic" style:parent-style-name="objectwithoutfill">
      <style:graphic-properties draw:stroke="solid" draw:stroke-dash="Dash"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1.411cm" fo:min-width="9.896cm"/>
      <style:paragraph-properties style:writing-mode="lr-tb"/>
    </style:style>
    <style:style style:name="gr2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1.881cm" fo:min-width="9.89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338cm" fo:min-width="2.675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none" draw:fill="none" fo:min-height="0.713cm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solid" draw:fill-color="#ffd428" draw:textarea-horizontal-align="justify" draw:textarea-vertical-align="middle" draw:auto-grow-height="false" fo:min-height="1.286cm" fo:min-width="2.623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solid" draw:fill-color="#e0c2cd" draw:textarea-horizontal-align="justify" draw:textarea-vertical-align="middle" draw:auto-grow-height="false" fo:min-height="1.286cm" fo:min-width="2.623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6cm" fo:min-width="1.67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86cm" fo:min-width="1.988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27cm" fo:min-width="2.27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86cm" fo:min-width="2.623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fill="solid" draw:fill-color="#ffffa6" draw:textarea-horizontal-align="justify" draw:textarea-vertical-align="middle" draw:auto-grow-height="false" fo:min-height="1.286cm" fo:min-width="1.036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1.286cm" fo:min-width="1.035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86cm" fo:min-width="2.334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86cm" fo:min-width="1.988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solid" draw:fill-color="#ffffa6" draw:textarea-horizontal-align="justify" draw:textarea-vertical-align="middle" draw:auto-grow-height="false" fo:min-height="1.286cm" fo:min-width="1.218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1.286cm" fo:min-width="1.205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1.411cm" fo:min-width="9.896cm"/>
      <style:paragraph-properties style:writing-mode="lr-tb"/>
    </style:style>
    <style:style style:name="gr4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941cm" fo:min-width="9.896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solid" draw:fill-color="#ffd428" draw:textarea-horizontal-align="justify" draw:textarea-vertical-align="middle" draw:auto-grow-height="false" fo:min-height="1.286cm" fo:min-width="2.5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solid" draw:fill-color="#e0c2cd" draw:textarea-horizontal-align="justify" draw:textarea-vertical-align="middle" draw:auto-grow-height="false" fo:min-height="1.286cm" fo:min-width="2.776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1.411cm" fo:min-width="9.896cm"/>
      <style:paragraph-properties style:writing-mode="lr-tb"/>
    </style:style>
    <style:style style:name="gr4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925cm" fo:min-width="9.896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solid" draw:fill-color="#fff5ce" draw:textarea-horizontal-align="justify" draw:textarea-vertical-align="middle" draw:auto-grow-height="false" fo:min-height="1.338cm" fo:min-width="2.675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.674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68cm" fo:min-width="1.722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.04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.675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.386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draw:stroke="none" draw:fill="none" fo:min-height="0.94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000000" loext:opacity="100%" style:font-name="Liberation Serif" fo:font-size="18pt" fo:background-color="transparent"/>
    </style:style>
    <style:style style:name="P5" style:family="paragraph">
      <loext:graphic-properties draw:fill="solid" draw:fill-color="#ffffff"/>
      <style:paragraph-properties fo:text-align="center" style:writing-mode="lr-tb"/>
      <style:text-properties fo:color="#000000" loext:opacity="100%" style:font-name="Liberation Serif" fo:font-size="18pt" fo:background-color="transparent"/>
    </style:style>
    <style:style style:name="P6" style:family="paragraph">
      <style:paragraph-properties fo:text-align="center" style:writing-mode="lr-tb"/>
      <style:text-properties style:font-name="Liberation Serif" fo:font-size="18pt"/>
    </style:style>
    <style:style style:name="P7" style:family="paragraph">
      <loext:graphic-properties draw:fill="none"/>
      <style:paragraph-properties fo:text-align="center" style:writing-mode="lr-tb"/>
      <style:text-properties style:font-name="Liberation Serif" fo:font-size="18pt"/>
    </style:style>
    <style:style style:name="P8" style:family="paragraph">
      <loext:graphic-properties draw:fill="none"/>
      <style:paragraph-properties fo:text-align="center" style:writing-mode="lr-tb"/>
      <style:text-properties fo:text-shadow="none" fo:font-weight="normal" fo:background-color="#ffffff" style:font-weight-asian="normal" style:font-weight-complex="normal"/>
    </style:style>
    <style:style style:name="P9" style:family="paragraph">
      <loext:graphic-properties draw:fill="none"/>
      <style:paragraph-properties fo:text-align="center" style:writing-mode="lr-tb"/>
      <style:text-properties fo:background-color="#ffffff"/>
    </style:style>
    <style:style style:name="P10" style:family="paragraph">
      <loext:graphic-properties draw:fill="none"/>
      <style:paragraph-properties fo:text-align="center" style:writing-mode="lr-tb"/>
      <style:text-properties fo:background-color="#e0c2cd"/>
    </style:style>
    <style:style style:name="P11" style:family="paragraph">
      <loext:graphic-properties draw:fill="none"/>
      <style:paragraph-properties fo:text-align="center" style:writing-mode="lr-tb"/>
      <style:text-properties fo:background-color="#b4c7dc"/>
    </style:style>
    <style:style style:name="P12" style:family="paragraph">
      <loext:graphic-properties draw:fill="none"/>
      <style:paragraph-properties fo:text-align="center" style:writing-mode="lr-tb"/>
      <style:text-properties fo:background-color="#ffffa6"/>
    </style:style>
    <style:style style:name="P13" style:family="paragraph">
      <loext:graphic-properties draw:fill="none"/>
      <style:paragraph-properties fo:margin-top="0cm" fo:margin-bottom="0cm" fo:text-align="center" style:writing-mode="lr-tb"/>
      <style:text-properties fo:background-color="#b4c7dc"/>
    </style:style>
    <style:style style:name="P14" style:family="paragraph">
      <loext:graphic-properties draw:fill="none"/>
      <style:paragraph-properties fo:text-align="center" style:writing-mode="lr-tb"/>
      <style:text-properties fo:background-color="#fff5ce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font-weight="bold" fo:background-color="#e0c2cd" style:font-weight-asian="bold" style:font-weight-complex="bold"/>
    </style:style>
    <style:style style:name="P17" style:family="paragraph">
      <style:paragraph-properties fo:text-align="center" style:writing-mode="lr-tb"/>
      <style:text-properties style:font-name="Liberation Serif" fo:font-size="18pt" fo:background-color="#ffd428"/>
    </style:style>
    <style:style style:name="P18" style:family="paragraph">
      <loext:graphic-properties draw:fill="solid" draw:fill-color="#ffd428"/>
      <style:paragraph-properties fo:text-align="center" style:writing-mode="lr-tb"/>
      <style:text-properties style:font-name="Liberation Serif" fo:font-size="18pt" fo:background-color="#ffd428"/>
    </style:style>
    <style:style style:name="P19" style:family="paragraph">
      <style:paragraph-properties fo:text-align="center" style:writing-mode="lr-tb"/>
      <style:text-properties style:font-name="Liberation Serif" fo:font-size="18pt" fo:background-color="#e0c2cd"/>
    </style:style>
    <style:style style:name="P20" style:family="paragraph">
      <loext:graphic-properties draw:fill="solid" draw:fill-color="#e0c2cd"/>
      <style:paragraph-properties fo:text-align="center" style:writing-mode="lr-tb"/>
      <style:text-properties style:font-name="Liberation Serif" fo:font-size="18pt" fo:background-color="#e0c2cd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Liberation Serif" fo:font-size="18pt"/>
    </style:style>
    <style:style style:name="P22" style:family="paragraph">
      <loext:graphic-properties draw:fill="solid" draw:fill-color="#ffffa6"/>
      <style:paragraph-properties fo:text-align="center" style:writing-mode="lr-tb"/>
      <style:text-properties style:font-name="Liberation Serif" fo:font-size="18pt"/>
    </style:style>
    <style:style style:name="P23" style:family="paragraph">
      <loext:graphic-properties draw:fill="solid" draw:fill-color="#b4c7dc"/>
      <style:paragraph-properties fo:text-align="center" style:writing-mode="lr-tb"/>
      <style:text-properties style:font-name="Liberation Serif" fo:font-size="18pt"/>
    </style:style>
    <style:style style:name="P24" style:family="paragraph">
      <loext:graphic-properties draw:fill="none"/>
      <style:paragraph-properties fo:text-align="center" style:writing-mode="lr-tb"/>
      <style:text-properties fo:text-shadow="none" fo:font-weight="bold" fo:background-color="#ffffff" style:font-weight-asian="bold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font-weight="bold" fo:background-color="#ffffff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weight="bold" fo:background-color="#b4c7dc" style:font-weight-asian="bold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font-weight="bold" fo:background-color="#ffffa6" style:font-weight-asian="bold" style:font-weight-complex="bold"/>
    </style:style>
    <style:style style:name="P28" style:family="paragraph">
      <style:paragraph-properties fo:margin-top="0cm" fo:margin-bottom="0cm" fo:text-align="center"/>
    </style:style>
    <style:style style:name="P29" style:family="paragraph">
      <loext:graphic-properties draw:fill="none"/>
      <style:paragraph-properties fo:text-align="center" style:writing-mode="lr-tb"/>
      <style:text-properties fo:font-weight="bold" fo:background-color="#ffd428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erif" fo:font-size="12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loext:graphic-properties draw:fill="none"/>
      <style:paragraph-properties fo:text-align="center" style:writing-mode="lr-tb"/>
      <style:text-properties fo:font-weight="normal" fo:background-color="#e0c2cd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erif" fo:font-size="12pt"/>
    </style:style>
    <style:style style:name="P35" style:family="paragraph">
      <style:paragraph-properties fo:text-align="center" style:writing-mode="lr-tb"/>
      <style:text-properties style:font-name="Liberation Serif" fo:font-size="18pt" fo:background-color="transparent"/>
    </style:style>
    <style:style style:name="P36" style:family="paragraph">
      <loext:graphic-properties draw:fill="solid" draw:fill-color="#ffd428"/>
      <style:paragraph-properties fo:text-align="center" style:writing-mode="lr-tb"/>
      <style:text-properties style:font-name="Liberation Serif" fo:font-size="18pt" fo:background-color="transparent"/>
    </style:style>
    <style:style style:name="P37" style:family="paragraph">
      <loext:graphic-properties draw:fill="none"/>
      <style:paragraph-properties fo:text-align="center" style:writing-mode="lr-tb"/>
      <style:text-properties fo:background-color="#ffd428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weight="bold" fo:background-color="#ffd428" style:font-weight-asian="bold" style:font-weight-complex="bold"/>
    </style:style>
    <style:style style:name="P40" style:family="paragraph">
      <style:paragraph-properties fo:text-align="center" style:writing-mode="lr-tb"/>
      <style:text-properties style:font-name="Liberation Serif" fo:font-size="18pt" fo:background-color="#fff5ce"/>
    </style:style>
    <style:style style:name="P41" style:family="paragraph">
      <loext:graphic-properties draw:fill="solid" draw:fill-color="#fff5ce"/>
      <style:paragraph-properties fo:text-align="center" style:writing-mode="lr-tb"/>
      <style:text-properties style:font-name="Liberation Serif" fo:font-size="18pt" fo:background-color="#fff5ce"/>
    </style:style>
    <style:style style:name="P42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style:font-name="Liberation Serif"/>
    </style:style>
    <style:style style:name="T2" style:family="text">
      <style:text-properties fo:color="#000000" loext:opacity="100%" style:font-name="Liberation Serif" fo:font-size="18pt" fo:background-color="transparent"/>
    </style:style>
    <style:style style:name="T3" style:family="text">
      <style:text-properties style:font-name="Liberation Serif" fo:font-size="18pt"/>
    </style:style>
    <style:style style:name="T4" style:family="text">
      <style:text-properties fo:font-weight="bold" fo:background-color="#e0c2cd" style:font-weight-asian="bold" style:font-weight-complex="bold"/>
    </style:style>
    <style:style style:name="T5" style:family="text">
      <style:text-properties fo:font-weight="normal" fo:background-color="#e0c2cd" style:font-weight-asian="normal" style:font-weight-complex="normal"/>
    </style:style>
    <style:style style:name="T6" style:family="text">
      <style:text-properties style:font-name="Liberation Serif" fo:font-size="18pt" fo:background-color="#ffd428"/>
    </style:style>
    <style:style style:name="T7" style:family="text">
      <style:text-properties style:font-name="Liberation Serif" fo:font-size="18pt" fo:background-color="#e0c2cd"/>
    </style:style>
    <style:style style:name="T8" style:family="text">
      <style:text-properties fo:text-shadow="none" fo:font-weight="bold" fo:background-color="#ffffff" style:font-weight-asian="bold" style:font-weight-complex="bold"/>
    </style:style>
    <style:style style:name="T9" style:family="text">
      <style:text-properties fo:font-weight="bold" fo:background-color="#ffffff" style:font-weight-asian="bold" style:font-weight-complex="bold"/>
    </style:style>
    <style:style style:name="T10" style:family="text">
      <style:text-properties fo:background-color="#ffffff"/>
    </style:style>
    <style:style style:name="T11" style:family="text">
      <style:text-properties fo:background-color="#e0c2cd"/>
    </style:style>
    <style:style style:name="T12" style:family="text">
      <style:text-properties fo:font-weight="bold" fo:background-color="#b4c7dc" style:font-weight-asian="bold" style:font-weight-complex="bold"/>
    </style:style>
    <style:style style:name="T13" style:family="text">
      <style:text-properties fo:font-weight="bold" fo:background-color="#ffffa6" style:font-weight-asian="bold" style:font-weight-complex="bold"/>
    </style:style>
    <style:style style:name="T14" style:family="text">
      <style:text-properties fo:background-color="#b4c7dc"/>
    </style:style>
    <style:style style:name="T15" style:family="text">
      <style:text-properties fo:font-weight="bold" fo:background-color="#ffd428" style:font-weight-asian="bold" style:font-weight-complex="bold"/>
    </style:style>
    <style:style style:name="T16" style:family="text">
      <style:text-properties style:font-name="Liberation Serif" fo:font-size="12pt"/>
    </style:style>
    <style:style style:name="T17" style:family="text">
      <style:text-properties style:font-name="Liberation Serif" fo:font-size="12pt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erif" fo:font-size="18pt" fo:background-color="transparent"/>
    </style:style>
    <style:style style:name="T20" style:family="text">
      <style:text-properties fo:text-shadow="none" fo:font-weight="normal" fo:background-color="#ffffff" style:font-weight-asian="normal" style:font-weight-complex="normal"/>
    </style:style>
    <style:style style:name="T21" style:family="text">
      <style:text-properties fo:background-color="#ffffa6"/>
    </style:style>
    <style:style style:name="T22" style:family="text">
      <style:text-properties fo:background-color="#ffd428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d428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Liberation Serif" fo:font-size="18pt" fo:background-color="#fff5ce"/>
    </style:style>
    <style:style style:name="T25" style:family="text">
      <style:text-properties fo:background-color="#fff5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492cm" svg:height="1.588cm" svg:x="11.796cm" svg:y="5.126cm">
          <text:p text:style-name="P1"><text:span text:style-name="T1">Host </text:span></text:p>
          <text:p text:style-name="P1"><text:span text:style-name="T1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492cm" svg:height="1.588cm" svg:x="16.558cm" svg:y="7.984cm">
          <text:p text:style-name="P1"><text:span text:style-name="T1">Pathogen</text:span></text:p>
          <text:p text:style-name="P1"><text:span text:style-name="T1">Preval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3.492cm" svg:height="1.588cm" svg:x="16.558cm" svg:y="5.126cm">
          <text:p text:style-name="P1"><text:span text:style-name="T1">Tick</text:span></text:p>
          <text:p text:style-name="P1"><text:span text:style-name="T1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492cm" svg:height="1.588cm" svg:x="1.635cm" svg:y="5.126cm">
          <text:p text:style-name="P1"><text:span text:style-name="T1">Wea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492cm" svg:height="1.588cm" svg:x="11.796cm" svg:y="1.634cm">
          <text:p text:style-name="P1"><text:span text:style-name="T1">Vege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492cm" svg:height="1.588cm" svg:x="1.635cm" svg:y="1.634cm">
          <text:p text:style-name="P1"><text:span text:style-name="T1">Clim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492cm" svg:height="1.588cm" svg:x="7.033cm" svg:y="1.634cm">
          <text:p text:style-name="P1"><text:span text:style-name="T1">Fire</text:span></text:p>
          <text:p text:style-name="P1"><text:span text:style-name="T1">Regim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.381cm" svg:y1="3.222cm" svg:x2="3.381cm" svg:y2="5.126cm" draw:start-shape="id1" draw:start-glue-point="2" draw:end-shape="id2" draw:end-glue-point="0" svg:d="M3381 3222v1904" svg:viewBox="0 0 1 1905">
          <text:p/>
        </draw:connector>
        <draw:connector draw:style-name="gr2" draw:text-style-name="P3" draw:layer="layout" draw:type="line" svg:x1="5.127cm" svg:y1="2.428cm" svg:x2="7.033cm" svg:y2="2.428cm" draw:start-shape="id1" draw:start-glue-point="1" draw:end-shape="id3" draw:end-glue-point="3" svg:d="M5127 2428h1906" svg:viewBox="0 0 1907 1">
          <text:p/>
        </draw:connector>
        <draw:connector draw:style-name="gr2" draw:text-style-name="P3" draw:layer="layout" draw:type="line" svg:x1="3.381cm" svg:y1="5.126cm" svg:x2="8.779cm" svg:y2="3.222cm" draw:start-shape="id2" draw:start-glue-point="0" draw:end-shape="id3" draw:end-glue-point="2" svg:d="M3381 5126l5398-1904" svg:viewBox="0 0 5399 1905">
          <text:p/>
        </draw:connector>
        <draw:connector draw:style-name="gr2" draw:text-style-name="P3" draw:layer="layout" draw:type="line" svg:x1="8.779cm" svg:y1="3.222cm" svg:x2="11.796cm" svg:y2="5.92cm" draw:start-shape="id3" draw:start-glue-point="2" draw:end-shape="id4" draw:end-glue-point="3" svg:d="M8779 3222l3017 2698" svg:viewBox="0 0 3018 2699">
          <text:p/>
        </draw:connector>
        <draw:connector draw:style-name="gr2" draw:text-style-name="P3" draw:layer="layout" draw:type="line" svg:x1="10.525cm" svg:y1="2.428cm" svg:x2="11.796cm" svg:y2="2.428cm" draw:start-shape="id3" draw:start-glue-point="1" draw:end-shape="id5" draw:end-glue-point="3" svg:d="M10525 2428h1271" svg:viewBox="0 0 1272 1">
          <text:p/>
        </draw:connector>
        <draw:connector draw:style-name="gr2" draw:text-style-name="P3" draw:layer="layout" draw:type="line" svg:x1="13.542cm" svg:y1="3.222cm" svg:x2="13.542cm" svg:y2="5.126cm" draw:start-shape="id5" draw:start-glue-point="2" draw:end-shape="id4" draw:end-glue-point="0" svg:d="M13542 3222v1904" svg:viewBox="0 0 1 1905">
          <text:p/>
        </draw:connector>
        <draw:connector draw:style-name="gr2" draw:text-style-name="P3" draw:layer="layout" draw:type="line" svg:x1="15.288cm" svg:y1="2.428cm" svg:x2="18.304cm" svg:y2="5.126cm" draw:start-shape="id5" draw:start-glue-point="1" draw:end-shape="id6" draw:end-glue-point="0" svg:d="M15288 2428l3016 2698" svg:viewBox="0 0 3017 2699">
          <text:p/>
        </draw:connector>
        <draw:connector draw:style-name="gr2" draw:text-style-name="P3" draw:layer="layout" draw:type="line" svg:x1="18.304cm" svg:y1="6.714cm" svg:x2="18.304cm" svg:y2="7.984cm" draw:start-shape="id6" draw:start-glue-point="2" draw:end-shape="id7" draw:end-glue-point="0" svg:d="M18304 6714v1270" svg:viewBox="0 0 1 1271">
          <text:p/>
        </draw:connector>
        <draw:connector draw:style-name="gr2" draw:text-style-name="P3" draw:layer="layout" draw:type="line" svg:x1="13.542cm" svg:y1="6.714cm" svg:x2="16.558cm" svg:y2="8.778cm" draw:start-shape="id4" draw:start-glue-point="2" draw:end-shape="id7" draw:end-glue-point="3" svg:d="M13542 6714l3016 2064" svg:viewBox="0 0 3017 2065">
          <text:p/>
        </draw:connector>
        <draw:connector draw:style-name="gr2" draw:text-style-name="P3" draw:layer="layout" draw:type="line" svg:x1="15.288cm" svg:y1="5.92cm" svg:x2="16.558cm" svg:y2="5.92cm" draw:start-shape="id4" draw:start-glue-point="1" draw:end-shape="id6" draw:end-glue-point="3" svg:d="M15288 5920h1270" svg:viewBox="0 0 1271 1">
          <text:p/>
        </draw:connector>
      </draw:page>
      <draw:page draw:name="page2" draw:style-name="dp1" draw:master-page-name="Default">
        <draw:custom-shape draw:style-name="gr3" draw:text-style-name="P5" xml:id="id15" draw:id="id15" draw:layer="layout" svg:width="3.175cm" svg:height="1.588cm" svg:x="17.315cm" svg:y="11.203cm">
          <text:p text:style-name="P4"><text:span text:style-name="T2">Host </text:span></text:p>
          <text:p text:style-name="P4"><text:span text:style-name="T2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2" draw:id="id12" draw:layer="layout" svg:width="3.175cm" svg:height="1.588cm" svg:x="7.367cm" svg:y="17.066cm">
          <text:p text:style-name="P4"><text:span text:style-name="T2">Tick</text:span></text:p>
          <text:p text:style-name="P4"><text:span text:style-name="T2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1" draw:id="id11" draw:layer="layout" svg:width="2.222cm" svg:height="1.418cm" svg:x="14.495cm" svg:y="2.453cm">
          <text:p text:style-name="P6"><text:span text:style-name="T3">Canopy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8" draw:id="id8" draw:layer="layout" svg:width="2.54cm" svg:height="1.588cm" svg:x="1.317cm" svg:y="2.477cm">
          <text:p text:style-name="P6"><text:span text:style-name="T3">30yr CV</text:span></text:p>
          <text:p text:style-name="P6"><text:span text:style-name="T3">fire day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9" draw:id="id9" draw:layer="layout" svg:width="2.822cm" svg:height="0.829cm" svg:x="6.98cm" svg:y="2.836cm">
          <text:p text:style-name="P6"><text:span text:style-name="T3">15 yr FRI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3.175cm" svg:height="1.588cm" svg:x="3.022cm" svg:y="6.193cm">
          <text:p text:style-name="P6"><text:span text:style-name="T3">Time since</text:span></text:p>
          <text:p text:style-name="P6"><text:span text:style-name="T3">fire 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4" draw:id="id14" draw:layer="layout" svg:width="1.588cm" svg:height="1.588cm" svg:x="6.897cm" svg:y="10.116cm">
          <text:p text:style-name="P4"><text:span text:style-name="T2">Litter</text:span></text:p>
          <text:p text:style-name="P4"><text:span text:style-name="T2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3" draw:id="id13" draw:layer="layout" svg:width="1.587cm" svg:height="1.588cm" svg:x="8.79cm" svg:y="11.616cm">
          <text:p text:style-name="P4"><text:span text:style-name="T2">Litter</text:span></text:p>
          <text:p text:style-name="P4"><text:span text:style-name="T2">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857cm" svg:y1="3.271cm" svg:x2="6.98cm" svg:y2="3.25cm" draw:start-shape="id8" draw:start-glue-point="1" draw:end-shape="id9" draw:end-glue-point="3" svg:d="M3857 3271l3123-21" svg:viewBox="0 0 3124 22">
          <text:p/>
        </draw:connector>
        <draw:connector draw:style-name="gr10" draw:text-style-name="P9" draw:layer="layout" draw:type="line" svg:x1="8.391cm" svg:y1="3.665cm" svg:x2="4.609cm" svg:y2="6.193cm" draw:start-shape="id9" draw:start-glue-point="2" draw:end-shape="id10" draw:end-glue-point="0" svg:d="M8391 3665l-3782 2528" svg:viewBox="0 0 3783 2529">
          <text:p/>
        </draw:connector>
        <draw:connector draw:style-name="gr11" draw:text-style-name="P9" draw:layer="layout" draw:type="line" svg:x1="9.802cm" svg:y1="3.25cm" svg:x2="14.495cm" svg:y2="3.162cm" draw:start-shape="id9" draw:start-glue-point="1" draw:end-shape="id11" draw:end-glue-point="3" svg:d="M9802 3250l4693-88" svg:viewBox="0 0 4694 89">
          <text:p/>
        </draw:connector>
        <draw:connector draw:style-name="gr11" draw:text-style-name="P10" draw:layer="layout" draw:type="line" svg:x1="4.609cm" svg:y1="7.781cm" svg:x2="8.954cm" svg:y2="17.066cm" draw:start-shape="id10" draw:start-glue-point="2" draw:end-shape="id12" draw:end-glue-point="0" svg:d="M4609 7781l4345 9285" svg:viewBox="0 0 4346 9286">
          <text:p/>
        </draw:connector>
        <draw:connector draw:style-name="gr10" draw:text-style-name="P11" draw:layer="layout" draw:type="line" svg:x1="6.197cm" svg:y1="6.987cm" svg:x2="9.583cm" svg:y2="11.616cm" draw:start-shape="id10" draw:start-glue-point="1" draw:end-shape="id13" draw:end-glue-point="0" svg:d="M6197 6987l3386 4629" svg:viewBox="0 0 3387 4630">
          <text:p/>
        </draw:connector>
        <draw:connector draw:style-name="gr10" draw:text-style-name="P12" draw:layer="layout" draw:type="line" svg:x1="4.609cm" svg:y1="7.781cm" svg:x2="7.691cm" svg:y2="10.116cm" draw:start-shape="id10" draw:start-glue-point="2" draw:end-shape="id14" draw:end-glue-point="0" svg:d="M4609 7781l3082 2335" svg:viewBox="0 0 3083 2336">
          <text:p/>
        </draw:connector>
        <draw:connector draw:style-name="gr10" draw:text-style-name="P9" draw:layer="layout" draw:type="line" svg:x1="6.197cm" svg:y1="6.987cm" svg:x2="14.495cm" svg:y2="3.162cm" draw:start-shape="id10" draw:start-glue-point="1" draw:end-shape="id11" draw:end-glue-point="3" svg:d="M6197 6987l8298-3825" svg:viewBox="0 0 8299 3826">
          <text:p/>
        </draw:connector>
        <draw:custom-shape draw:style-name="gr12" draw:text-style-name="P7" xml:id="id16" draw:id="id16" draw:layer="layout" svg:width="2.886cm" svg:height="1.588cm" svg:x="1.189cm" svg:y="17.066cm">
          <text:p text:style-name="P6"><text:span text:style-name="T3">1yr vapor</text:span></text:p>
          <text:p text:style-name="P6"><text:span text:style-name="T3">pres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draw:type="line" svg:x1="15.606cm" svg:y1="3.871cm" svg:x2="9.583cm" svg:y2="11.616cm" draw:start-shape="id11" draw:start-glue-point="2" draw:end-shape="id13" draw:end-glue-point="0" svg:d="M15606 3871l-6023 7745" svg:viewBox="0 0 6024 7746">
          <text:p/>
        </draw:connector>
        <draw:connector draw:style-name="gr10" draw:text-style-name="P12" draw:layer="layout" draw:type="line" svg:x1="15.606cm" svg:y1="3.871cm" svg:x2="7.691cm" svg:y2="10.116cm" draw:start-shape="id11" draw:start-glue-point="2" draw:end-shape="id14" draw:end-glue-point="0" svg:d="M15606 3871l-7915 6245" svg:viewBox="0 0 7916 6246">
          <text:p/>
        </draw:connector>
        <draw:connector draw:style-name="gr10" draw:text-style-name="P14" draw:layer="layout" draw:type="line" svg:x1="15.606cm" svg:y1="3.871cm" svg:x2="18.902cm" svg:y2="11.203cm" draw:start-shape="id11" draw:start-glue-point="2" draw:end-shape="id15" draw:end-glue-point="0" svg:d="M15606 3871l3296 7332" svg:viewBox="0 0 3297 7333">
          <text:p/>
        </draw:connector>
        <draw:connector draw:style-name="gr10" draw:text-style-name="P10" draw:layer="layout" draw:type="line" svg:x1="4.075cm" svg:y1="17.86cm" svg:x2="7.367cm" svg:y2="17.86cm" draw:start-shape="id16" draw:start-glue-point="1" draw:end-shape="id12" draw:end-glue-point="3" svg:d="M4075 17860h3292" svg:viewBox="0 0 3293 1">
          <text:p/>
        </draw:connector>
        <draw:connector draw:style-name="gr10" draw:text-style-name="P10" draw:layer="layout" draw:type="line" svg:x1="7.691cm" svg:y1="11.704cm" svg:x2="8.954cm" svg:y2="17.066cm" draw:start-shape="id14" draw:start-glue-point="2" draw:end-shape="id12" draw:end-glue-point="0" svg:d="M7691 11704l1263 5362" svg:viewBox="0 0 1264 5363">
          <text:p/>
        </draw:connector>
        <draw:connector draw:style-name="gr10" draw:text-style-name="P10" draw:layer="layout" draw:type="line" svg:x1="9.583cm" svg:y1="13.204cm" svg:x2="8.954cm" svg:y2="17.066cm" draw:start-shape="id13" draw:start-glue-point="2" draw:end-shape="id12" draw:end-glue-point="0" svg:d="M9583 13204l-629 3862" svg:viewBox="0 0 630 3863">
          <text:p/>
        </draw:connector>
        <draw:connector draw:style-name="gr11" draw:text-style-name="P10" draw:layer="layout" draw:type="line" svg:x1="17.315cm" svg:y1="11.997cm" svg:x2="8.954cm" svg:y2="17.066cm" draw:start-shape="id15" draw:start-glue-point="3" draw:end-shape="id12" draw:end-glue-point="0" svg:d="M17315 11997l-8361 5069" svg:viewBox="0 0 8362 5070">
          <text:p/>
        </draw:connector>
        <draw:connector draw:style-name="gr10" draw:text-style-name="P10" draw:layer="layout" draw:type="line" svg:x1="15.606cm" svg:y1="3.871cm" svg:x2="8.954cm" svg:y2="17.066cm" draw:start-shape="id11" draw:start-glue-point="2" draw:end-shape="id12" draw:end-glue-point="0" svg:d="M15606 3871l-6652 13195" svg:viewBox="0 0 6653 13196">
          <text:p/>
        </draw:connector>
        <draw:custom-shape draw:style-name="gr13" draw:text-style-name="P7" xml:id="id17" draw:id="id17" draw:layer="layout" svg:width="2.54cm" svg:height="1.488cm" svg:x="14.365cm" svg:y="8.411cm">
          <text:p text:style-name="P6"><text:span text:style-name="T3">Standing</text:span></text:p>
          <text:p text:style-name="P6"><text:span text:style-name="T3">Biom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type="line" svg:x1="6.197cm" svg:y1="6.987cm" svg:x2="17.315cm" svg:y2="11.997cm" draw:start-shape="id10" draw:start-glue-point="1" draw:end-shape="id15" draw:end-glue-point="3" svg:d="M6197 6987l11118 5010" svg:viewBox="0 0 11119 5011">
          <text:p/>
        </draw:connector>
        <draw:connector draw:style-name="gr11" draw:text-style-name="P9" draw:layer="layout" draw:type="line" svg:x1="6.197cm" svg:y1="6.987cm" svg:x2="14.365cm" svg:y2="9.155cm" draw:start-shape="id10" draw:start-glue-point="1" draw:end-shape="id17" draw:end-glue-point="3" svg:d="M6197 6987l8168 2168" svg:viewBox="0 0 8169 2169">
          <text:p/>
        </draw:connector>
        <draw:connector draw:style-name="gr10" draw:text-style-name="P9" draw:layer="layout" draw:type="line" svg:x1="15.606cm" svg:y1="3.871cm" svg:x2="15.635cm" svg:y2="8.411cm" draw:start-shape="id11" draw:start-glue-point="2" draw:end-shape="id17" draw:end-glue-point="0" svg:d="M15606 3871l29 4540" svg:viewBox="0 0 30 4541">
          <text:p/>
        </draw:connector>
        <draw:connector draw:style-name="gr11" draw:text-style-name="P10" draw:layer="layout" draw:type="line" svg:x1="15.635cm" svg:y1="9.899cm" svg:x2="8.954cm" svg:y2="17.066cm" draw:start-shape="id17" draw:start-glue-point="2" draw:end-shape="id12" draw:end-glue-point="0" svg:d="M15635 9899l-6681 7167" svg:viewBox="0 0 6682 7168">
          <text:p/>
        </draw:connector>
        <draw:connector draw:style-name="gr11" draw:text-style-name="P9" draw:layer="layout" draw:type="line" svg:x1="2.587cm" svg:y1="4.065cm" svg:x2="2.632cm" svg:y2="17.066cm" draw:start-shape="id8" draw:start-glue-point="2" draw:end-shape="id16" draw:end-glue-point="0" svg:d="M2587 4065l45 13001" svg:viewBox="0 0 46 13002">
          <text:p/>
        </draw:connector>
        <draw:connector draw:style-name="gr10" draw:text-style-name="P14" draw:layer="layout" draw:type="line" svg:x1="10.377cm" svg:y1="12.41cm" svg:x2="17.315cm" svg:y2="11.997cm" draw:start-shape="id13" draw:start-glue-point="1" draw:end-shape="id15" draw:end-glue-point="3" svg:d="M10377 12410l6938-413" svg:viewBox="0 0 6939 414">
          <text:p/>
        </draw:connector>
        <draw:connector draw:style-name="gr10" draw:text-style-name="P14" draw:layer="layout" draw:type="line" svg:x1="8.485cm" svg:y1="10.91cm" svg:x2="17.315cm" svg:y2="11.997cm" draw:start-shape="id14" draw:start-glue-point="1" draw:end-shape="id15" draw:end-glue-point="3" svg:d="M8485 10910l8830 1087" svg:viewBox="0 0 8831 1088">
          <text:p/>
        </draw:connector>
      </draw:page>
      <draw:page draw:name="page3" draw:style-name="dp1" draw:master-page-name="Default">
        <draw:connector draw:style-name="gr14" draw:text-style-name="P9" draw:layer="layout" draw:type="line" svg:x1="3.844cm" svg:y1="3.258cm" svg:x2="7.691cm" svg:y2="10.116cm" draw:end-shape="id18" draw:end-glue-point="0" svg:d="M3844 3258l3847 6858" svg:viewBox="0 0 3848 6859">
          <text:p/>
        </draw:connector>
        <draw:connector draw:style-name="gr15" draw:text-style-name="P16" draw:layer="layout" draw:type="line" svg:x1="15.606cm" svg:y1="3.871cm" svg:x2="8.954cm" svg:y2="17.066cm" draw:start-shape="id19" draw:start-glue-point="2" draw:end-shape="id20" draw:end-glue-point="0" svg:d="M15606 3871l-6652 13195" svg:viewBox="0 0 6653 13196">
          <text:p text:style-name="P15"><text:span text:style-name="T4"><text:s/></text:span><text:span text:style-name="T5">0.26</text:span><text:span text:style-name="T4"> </text:span></text:p>
        </draw:connector>
        <draw:connector draw:style-name="gr14" draw:text-style-name="P9" draw:layer="layout" draw:type="line" svg:x1="3.857cm" svg:y1="3.271cm" svg:x2="17.315cm" svg:y2="11.997cm" draw:start-shape="id21" draw:start-glue-point="1" draw:end-shape="id22" draw:end-glue-point="3" svg:d="M3857 3271l13458 8726" svg:viewBox="0 0 13459 8727">
          <text:p/>
        </draw:connector>
        <draw:connector draw:style-name="gr14" draw:text-style-name="P9" draw:layer="layout" draw:type="line" svg:x1="2.632cm" svg:y1="17.066cm" svg:x2="14.495cm" svg:y2="3.162cm" draw:start-shape="id23" draw:start-glue-point="0" draw:end-shape="id19" draw:end-glue-point="3" svg:d="M2632 17066l11863-13904" svg:viewBox="0 0 11864 13905">
          <text:p/>
        </draw:connector>
        <draw:connector draw:style-name="gr14" draw:text-style-name="P9" draw:layer="layout" draw:type="line" svg:x1="2.632cm" svg:y1="17.066cm" svg:x2="17.315cm" svg:y2="11.997cm" draw:start-shape="id23" draw:start-glue-point="0" draw:end-shape="id22" draw:end-glue-point="3" svg:d="M2632 17066l14683-5069" svg:viewBox="0 0 14684 5070">
          <text:p/>
        </draw:connector>
        <draw:custom-shape draw:style-name="gr16" draw:text-style-name="P18" xml:id="id22" draw:id="id22" draw:layer="layout" svg:width="3.175cm" svg:height="1.588cm" svg:x="17.315cm" svg:y="11.203cm">
          <text:p text:style-name="P17"><text:span text:style-name="T6">All ho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xml:id="id20" draw:id="id20" draw:layer="layout" svg:width="3.175cm" svg:height="1.588cm" svg:x="7.367cm" svg:y="17.066cm">
          <text:p text:style-name="P19"><text:span text:style-name="T7">Tick</text:span></text:p>
          <text:p text:style-name="P19"><text:span text:style-name="T7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xml:id="id19" draw:id="id19" draw:layer="layout" svg:width="2.222cm" svg:height="1.418cm" svg:x="14.495cm" svg:y="2.453cm">
          <text:p text:style-name="P6"><text:span text:style-name="T3">Canopy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1" xml:id="id21" draw:id="id21" draw:layer="layout" svg:width="2.54cm" svg:height="1.588cm" svg:x="1.317cm" svg:y="2.477cm">
          <text:p text:style-name="P6"><text:span text:style-name="T3">30yr CV</text:span></text:p>
          <text:p text:style-name="P6"><text:span text:style-name="T3">fire da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24" draw:id="id24" draw:layer="layout" svg:width="2.822cm" svg:height="0.829cm" svg:x="6.98cm" svg:y="2.836cm">
          <text:p text:style-name="P6"><text:span text:style-name="T3">15 yr FRI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8" draw:id="id18" draw:layer="layout" svg:width="1.588cm" svg:height="1.588cm" svg:x="6.897cm" svg:y="10.116cm">
          <text:p text:style-name="P6"><text:span text:style-name="T3">Litter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26" draw:id="id26" draw:layer="layout" svg:width="1.587cm" svg:height="1.588cm" svg:x="8.79cm" svg:y="11.616cm">
          <text:p text:style-name="P6"><text:span text:style-name="T3">Litter</text:span></text:p>
          <text:p text:style-name="P6"><text:span text:style-name="T3">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4" draw:layer="layout" draw:type="line" svg:x1="3.857cm" svg:y1="3.271cm" svg:x2="6.98cm" svg:y2="3.25cm" draw:start-shape="id21" draw:start-glue-point="1" draw:end-shape="id24" draw:end-glue-point="3" svg:d="M3857 3271l3123-21" svg:viewBox="0 0 3124 22">
          <text:p text:style-name="P15"><text:span text:style-name="T8"><text:s/></text:span><text:span text:style-name="T8">-0.1 </text:span></text:p>
        </draw:connector>
        <draw:connector draw:style-name="gr15" draw:text-style-name="P25" draw:layer="layout" draw:type="line" svg:x1="8.391cm" svg:y1="3.665cm" svg:x2="4.609cm" svg:y2="6.193cm" draw:start-shape="id24" draw:start-glue-point="2" draw:end-shape="id25" draw:end-glue-point="0" svg:d="M8391 3665l-3782 2528" svg:viewBox="0 0 3783 2529">
          <text:p text:style-name="P15"><text:span text:style-name="T9">0.58</text:span></text:p>
        </draw:connector>
        <draw:connector draw:style-name="gr23" draw:text-style-name="P9" draw:layer="layout" draw:type="line" svg:x1="9.802cm" svg:y1="3.25cm" svg:x2="14.495cm" svg:y2="3.162cm" draw:start-shape="id24" draw:start-glue-point="1" draw:end-shape="id19" draw:end-glue-point="3" svg:d="M9802 3250l4693-88" svg:viewBox="0 0 4694 89">
          <text:p text:style-name="P15"><text:span text:style-name="T10"><text:s/></text:span><text:span text:style-name="T10">0.05 </text:span></text:p>
        </draw:connector>
        <draw:connector draw:style-name="gr23" draw:text-style-name="P10" draw:layer="layout" draw:type="line" svg:x1="4.609cm" svg:y1="7.781cm" svg:x2="8.954cm" svg:y2="17.066cm" draw:start-shape="id25" draw:start-glue-point="2" draw:end-shape="id20" draw:end-glue-point="0" svg:d="M4609 7781l4345 9285" svg:viewBox="0 0 4346 9286">
          <text:p text:style-name="P15"><text:span text:style-name="T11"><text:s/></text:span><text:span text:style-name="T11">0.15 </text:span></text:p>
        </draw:connector>
        <draw:connector draw:style-name="gr15" draw:text-style-name="P26" draw:layer="layout" draw:type="line" svg:x1="6.197cm" svg:y1="6.987cm" svg:x2="9.583cm" svg:y2="11.616cm" draw:start-shape="id25" draw:start-glue-point="1" draw:end-shape="id26" draw:end-glue-point="0" svg:d="M6197 6987l3386 4629" svg:viewBox="0 0 3387 4630">
          <text:p text:style-name="P15"><text:span text:style-name="T12"><text:s/></text:span><text:span text:style-name="T12">0.4 </text:span></text:p>
        </draw:connector>
        <draw:connector draw:style-name="gr15" draw:text-style-name="P27" draw:layer="layout" draw:type="line" svg:x1="4.609cm" svg:y1="7.781cm" svg:x2="7.691cm" svg:y2="10.116cm" draw:start-shape="id25" draw:start-glue-point="2" draw:end-shape="id18" draw:end-glue-point="0" svg:d="M4609 7781l3082 2335" svg:viewBox="0 0 3083 2336">
          <text:p text:style-name="P15"><text:span text:style-name="T13"><text:s/></text:span><text:span text:style-name="T13">0.39 </text:span></text:p>
        </draw:connector>
        <draw:connector draw:style-name="gr15" draw:text-style-name="P25" draw:layer="layout" draw:type="line" svg:x1="6.197cm" svg:y1="6.987cm" svg:x2="14.495cm" svg:y2="3.162cm" draw:start-shape="id25" draw:start-glue-point="1" draw:end-shape="id19" draw:end-glue-point="3" svg:d="M6197 6987l8298-3825" svg:viewBox="0 0 8299 3826">
          <text:p text:style-name="P15"><text:span text:style-name="T9">0.17</text:span></text:p>
        </draw:connector>
        <draw:custom-shape draw:style-name="gr24" draw:text-style-name="P21" xml:id="id23" draw:id="id23" draw:layer="layout" svg:width="2.886cm" svg:height="1.588cm" svg:x="1.189cm" svg:y="17.066cm">
          <text:p text:style-name="P6"><text:span text:style-name="T3">1yr vapor</text:span></text:p>
          <text:p text:style-name="P6"><text:span text:style-name="T3">pres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3" draw:layer="layout" draw:type="line" svg:x1="15.606cm" svg:y1="3.871cm" svg:x2="9.583cm" svg:y2="11.616cm" draw:start-shape="id19" draw:start-glue-point="2" draw:end-shape="id26" draw:end-glue-point="0" svg:d="M15606 3871l-6023 7745" svg:viewBox="0 0 6024 7746">
          <text:p text:style-name="P28"><text:span text:style-name="T14"><text:s/></text:span><text:span text:style-name="T14">0.15 </text:span></text:p>
        </draw:connector>
        <draw:connector draw:style-name="gr15" draw:text-style-name="P27" draw:layer="layout" draw:type="line" svg:x1="15.606cm" svg:y1="3.871cm" svg:x2="7.691cm" svg:y2="10.116cm" draw:start-shape="id19" draw:start-glue-point="2" draw:end-shape="id18" draw:end-glue-point="0" svg:d="M15606 3871l-7915 6245" svg:viewBox="0 0 7916 6246">
          <text:p text:style-name="P15"><text:span text:style-name="T13"><text:s/></text:span><text:span text:style-name="T13">0.4 </text:span></text:p>
        </draw:connector>
        <draw:connector draw:style-name="gr15" draw:text-style-name="P29" draw:layer="layout" draw:type="line" svg:x1="15.606cm" svg:y1="3.871cm" svg:x2="18.902cm" svg:y2="11.203cm" draw:start-shape="id19" draw:start-glue-point="2" draw:end-shape="id22" draw:end-glue-point="0" svg:d="M15606 3871l3296 7332" svg:viewBox="0 0 3297 7333">
          <text:p text:style-name="P15"><text:span text:style-name="T15"><text:s/></text:span><text:span text:style-name="T15">-0.85 </text:span></text:p>
        </draw:connector>
        <draw:connector draw:style-name="gr15" draw:text-style-name="P16" draw:layer="layout" draw:type="line" svg:x1="4.075cm" svg:y1="17.86cm" svg:x2="7.367cm" svg:y2="17.86cm" draw:start-shape="id23" draw:start-glue-point="1" draw:end-shape="id20" draw:end-glue-point="3" svg:d="M4075 17860h3292" svg:viewBox="0 0 3293 1">
          <text:p text:style-name="P15"><text:span text:style-name="T4"><text:s/></text:span><text:span text:style-name="T4">0.53 </text:span></text:p>
        </draw:connector>
        <draw:connector draw:style-name="gr15" draw:text-style-name="P16" draw:layer="layout" draw:type="line" svg:x1="7.691cm" svg:y1="11.704cm" svg:x2="8.954cm" svg:y2="17.066cm" draw:start-shape="id18" draw:start-glue-point="2" draw:end-shape="id20" draw:end-glue-point="0" svg:d="M7691 11704l1263 5362" svg:viewBox="0 0 1264 5363">
          <text:p text:style-name="P15"><text:span text:style-name="T4"><text:s/></text:span><text:span text:style-name="T4">0.52 </text:span></text:p>
        </draw:connector>
        <draw:connector draw:style-name="gr15" draw:text-style-name="P16" draw:layer="layout" draw:type="line" svg:x1="9.583cm" svg:y1="13.204cm" svg:x2="8.954cm" svg:y2="17.066cm" draw:start-shape="id26" draw:start-glue-point="2" draw:end-shape="id20" draw:end-glue-point="0" svg:d="M9583 13204l-629 3862" svg:viewBox="0 0 630 3863">
          <text:p text:style-name="P15"><text:span text:style-name="T4"><text:s/></text:span><text:span text:style-name="T4">0.22 </text:span></text:p>
        </draw:connector>
        <draw:connector draw:style-name="gr23" draw:text-style-name="P10" draw:layer="layout" draw:type="line" svg:x1="17.315cm" svg:y1="11.997cm" svg:x2="8.954cm" svg:y2="17.066cm" draw:start-shape="id22" draw:start-glue-point="3" draw:end-shape="id20" draw:end-glue-point="0" svg:d="M17315 11997l-8361 5069" svg:viewBox="0 0 8362 5070">
          <text:p text:style-name="P15"><text:span text:style-name="T11"><text:s/></text:span><text:span text:style-name="T11">-0.13 </text:span></text:p>
        </draw:connector>
        <draw:custom-shape draw:style-name="gr25" draw:text-style-name="P7" xml:id="id27" draw:id="id27" draw:layer="layout" svg:width="2.54cm" svg:height="1.488cm" svg:x="14.365cm" svg:y="8.411cm">
          <text:p text:style-name="P6"><text:span text:style-name="T3">Standing</text:span></text:p>
          <text:p text:style-name="P6"><text:span text:style-name="T3">Biom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9" draw:layer="layout" draw:type="line" svg:x1="6.197cm" svg:y1="6.987cm" svg:x2="17.315cm" svg:y2="11.997cm" draw:start-shape="id25" draw:start-glue-point="1" draw:end-shape="id22" draw:end-glue-point="3" svg:d="M6197 6987l11118 5010" svg:viewBox="0 0 11119 5011">
          <text:p text:style-name="P15"><text:span text:style-name="T15"><text:s/></text:span><text:span text:style-name="T15">0.15 </text:span></text:p>
        </draw:connector>
        <draw:connector draw:style-name="gr23" draw:text-style-name="P9" draw:layer="layout" draw:type="line" svg:x1="6.197cm" svg:y1="6.987cm" svg:x2="14.365cm" svg:y2="9.155cm" draw:start-shape="id25" draw:start-glue-point="1" draw:end-shape="id27" draw:end-glue-point="3" svg:d="M6197 6987l8168 2168" svg:viewBox="0 0 8169 2169">
          <text:p text:style-name="P15"><text:span text:style-name="T10">0.11</text:span></text:p>
        </draw:connector>
        <draw:connector draw:style-name="gr15" draw:text-style-name="P25" draw:layer="layout" draw:type="line" svg:x1="15.606cm" svg:y1="3.871cm" svg:x2="15.635cm" svg:y2="8.411cm" draw:start-shape="id19" draw:start-glue-point="2" draw:end-shape="id27" draw:end-glue-point="0" svg:d="M15606 3871l29 4540" svg:viewBox="0 0 30 4541">
          <text:p text:style-name="P15"><text:span text:style-name="T9">-0.37</text:span></text:p>
        </draw:connector>
        <draw:connector draw:style-name="gr26" draw:text-style-name="P16" draw:layer="layout" draw:type="line" svg:x1="15.635cm" svg:y1="9.899cm" svg:x2="8.954cm" svg:y2="17.066cm" draw:start-shape="id27" draw:start-glue-point="2" draw:end-shape="id20" draw:end-glue-point="0" svg:d="M15635 9899l-6681 7167" svg:viewBox="0 0 6682 7168">
          <text:p text:style-name="P15"><text:span text:style-name="T4"><text:s/></text:span><text:span text:style-name="T4">0.25</text:span></text:p>
        </draw:connector>
        <draw:connector draw:style-name="gr23" draw:text-style-name="P9" draw:layer="layout" draw:type="line" svg:x1="2.587cm" svg:y1="4.065cm" svg:x2="2.632cm" svg:y2="17.066cm" draw:start-shape="id21" draw:start-glue-point="2" draw:end-shape="id23" draw:end-glue-point="0" svg:d="M2587 4065l45 13001" svg:viewBox="0 0 46 13002">
          <text:p text:style-name="P15"><text:span text:style-name="T10">0.04</text:span></text:p>
        </draw:connector>
        <draw:connector draw:style-name="gr15" draw:text-style-name="P29" draw:layer="layout" draw:type="line" svg:x1="10.377cm" svg:y1="12.41cm" svg:x2="17.315cm" svg:y2="11.997cm" draw:start-shape="id26" draw:start-glue-point="1" draw:end-shape="id22" draw:end-glue-point="3" svg:d="M10377 12410l6938-413" svg:viewBox="0 0 6939 414">
          <text:p text:style-name="P15"><text:span text:style-name="T15"><text:s/></text:span><text:span text:style-name="T15">-0.62 </text:span></text:p>
        </draw:connector>
        <draw:connector draw:style-name="gr15" draw:text-style-name="P29" draw:layer="layout" draw:type="line" svg:x1="8.485cm" svg:y1="10.91cm" svg:x2="17.315cm" svg:y2="11.997cm" draw:start-shape="id18" draw:start-glue-point="1" draw:end-shape="id22" draw:end-glue-point="3" svg:d="M8485 10910l8830 1087" svg:viewBox="0 0 8831 1088">
          <text:p text:style-name="P15"><text:span text:style-name="T15"><text:s/></text:span><text:span text:style-name="T15">0.74 </text:span></text:p>
        </draw:connector>
        <draw:frame draw:style-name="gr27" draw:text-style-name="P30" draw:layer="layout" svg:width="25.766cm" svg:height="1.661cm" svg:x="1.174cm" svg:y="0.217cm">
          <draw:text-box>
            <text:p><text:span text:style-name="T16">Abundance of all hosts path model, AIC = 4833; Chi-squared = 20 (df = 23, p = .63); Fisher’s </text:span><text:span text:style-name="T17">C</text:span><text:span text:style-name="T16"> = 156 (df = 46, p = 0). Passes maximum likelihood test (Chi) but not d-sep (Fisher’s).</text:span></text:p>
          </draw:text-box>
        </draw:frame>
        <draw:frame draw:style-name="gr28" draw:text-style-name="P30" draw:layer="layout" svg:width="25.866cm" svg:height="2.131cm" svg:x="1.074cm" svg:y="19.415cm">
          <draw:text-box>
            <text:p><text:span text:style-name="T16">Missing paths: 30yr CV fire days to host abundance; canopy cover to 1 yr vapor pressure; 1 yr vapor pressure to host abundance. Of these, the only one that makes some biological sense to me is canopy cover to 1 yr vapor pressure; possibly the effect of vapor pressure (an average weather metric) on host abundance; but the effect of 30yr CV fire days seems like nonsense</text:span></text:p>
          </draw:text-box>
        </draw:frame>
        <draw:custom-shape draw:style-name="gr29" draw:text-style-name="P21" xml:id="id25" draw:id="id25" draw:layer="layout" svg:width="3.175cm" svg:height="1.588cm" svg:x="3.022cm" svg:y="6.193cm">
          <text:p text:style-name="P6"><text:span text:style-name="T3">Time since</text:span></text:p>
          <text:p text:style-name="P6"><text:span text:style-name="T3">fire </text:span></text:p>
          <draw:enhanced-geometry svg:viewBox="0 0 21600 21600" draw:type="rectangle" draw:enhanced-path="M 0 0 L 21600 0 21600 21600 0 21600 0 0 Z N"/>
        </draw:custom-shape>
        <draw:frame draw:style-name="gr30" draw:text-style-name="P31" draw:layer="layout" svg:width="1.031cm" svg:height="0.963cm" svg:x="-1.14cm" svg:y="2.998cm">
          <draw:text-box>
            <text:p><text:span text:style-name="T12"><text:s/></text:span><text:span text:style-name="T12">0</text:span></text:p>
          </draw:text-box>
        </draw:frame>
      </draw:page>
      <draw:page draw:name="page4" draw:style-name="dp1" draw:master-page-name="Default">
        <draw:connector draw:style-name="gr15" draw:text-style-name="P16" draw:layer="layout" draw:type="line" svg:x1="15.606cm" svg:y1="3.871cm" svg:x2="8.954cm" svg:y2="17.066cm" draw:start-shape="id28" draw:start-glue-point="2" draw:end-shape="id29" draw:end-glue-point="0" svg:d="M15606 3871l-6652 13195" svg:viewBox="0 0 6653 13196">
          <text:p text:style-name="P15"><text:span text:style-name="T4"><text:s/></text:span><text:span text:style-name="T5">0.26</text:span><text:span text:style-name="T4"> </text:span></text:p>
        </draw:connector>
        <draw:custom-shape draw:style-name="gr31" draw:text-style-name="P18" xml:id="id35" draw:id="id35" draw:layer="layout" svg:width="3.175cm" svg:height="1.588cm" svg:x="17.315cm" svg:y="11.203cm">
          <text:p text:style-name="P17"><text:span text:style-name="T6">All ho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29" draw:id="id29" draw:layer="layout" svg:width="3.175cm" svg:height="1.588cm" svg:x="7.367cm" svg:y="17.066cm">
          <text:p text:style-name="P19"><text:span text:style-name="T7">Tick</text:span></text:p>
          <text:p text:style-name="P19"><text:span text:style-name="T7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xml:id="id28" draw:id="id28" draw:layer="layout" svg:width="2.222cm" svg:height="1.418cm" svg:x="14.495cm" svg:y="2.453cm">
          <text:p text:style-name="P6"><text:span text:style-name="T3">Canopy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30" draw:id="id30" draw:layer="layout" svg:width="2.54cm" svg:height="1.588cm" svg:x="1.317cm" svg:y="2.477cm">
          <text:p text:style-name="P6"><text:span text:style-name="T3">30yr CV</text:span></text:p>
          <text:p text:style-name="P6"><text:span text:style-name="T3">fire days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xml:id="id31" draw:id="id31" draw:layer="layout" svg:width="2.822cm" svg:height="0.829cm" svg:x="6.98cm" svg:y="2.836cm">
          <text:p text:style-name="P6"><text:span text:style-name="T3">15 yr FRI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xml:id="id32" draw:id="id32" draw:layer="layout" svg:width="3.175cm" svg:height="1.588cm" svg:x="3.022cm" svg:y="6.193cm">
          <text:p text:style-name="P6"><text:span text:style-name="T3">Time since</text:span></text:p>
          <text:p text:style-name="P6"><text:span text:style-name="T3">fire 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34" draw:id="id34" draw:layer="layout" svg:width="1.588cm" svg:height="1.588cm" svg:x="6.897cm" svg:y="10.116cm">
          <text:p text:style-name="P6"><text:span text:style-name="T3">Litter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xml:id="id33" draw:id="id33" draw:layer="layout" svg:width="1.587cm" svg:height="1.588cm" svg:x="8.79cm" svg:y="11.616cm">
          <text:p text:style-name="P6"><text:span text:style-name="T3">Litter</text:span></text:p>
          <text:p text:style-name="P6"><text:span text:style-name="T3">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4" draw:layer="layout" draw:type="line" svg:x1="3.857cm" svg:y1="3.271cm" svg:x2="6.98cm" svg:y2="3.25cm" draw:start-shape="id30" draw:start-glue-point="1" draw:end-shape="id31" draw:end-glue-point="3" svg:d="M3857 3271l3123-21" svg:viewBox="0 0 3124 22">
          <text:p text:style-name="P15"><text:span text:style-name="T8"><text:s/></text:span><text:span text:style-name="T8">-0.1 </text:span></text:p>
        </draw:connector>
        <draw:connector draw:style-name="gr15" draw:text-style-name="P25" draw:layer="layout" draw:type="line" svg:x1="8.391cm" svg:y1="3.665cm" svg:x2="4.609cm" svg:y2="6.193cm" draw:start-shape="id31" draw:start-glue-point="2" draw:end-shape="id32" draw:end-glue-point="0" svg:d="M8391 3665l-3782 2528" svg:viewBox="0 0 3783 2529">
          <text:p text:style-name="P15"><text:span text:style-name="T9">0.58</text:span></text:p>
        </draw:connector>
        <draw:connector draw:style-name="gr23" draw:text-style-name="P9" draw:layer="layout" draw:type="line" svg:x1="9.802cm" svg:y1="3.25cm" svg:x2="14.495cm" svg:y2="3.162cm" draw:start-shape="id31" draw:start-glue-point="1" draw:end-shape="id28" draw:end-glue-point="3" svg:d="M9802 3250l4693-88" svg:viewBox="0 0 4694 89">
          <text:p text:style-name="P15"><text:span text:style-name="T10"><text:s/></text:span><text:span text:style-name="T10">0.05 </text:span></text:p>
        </draw:connector>
        <draw:connector draw:style-name="gr23" draw:text-style-name="P10" draw:layer="layout" draw:type="line" svg:x1="4.609cm" svg:y1="7.781cm" svg:x2="8.954cm" svg:y2="17.066cm" draw:start-shape="id32" draw:start-glue-point="2" draw:end-shape="id29" draw:end-glue-point="0" svg:d="M4609 7781l4345 9285" svg:viewBox="0 0 4346 9286">
          <text:p text:style-name="P15"><text:span text:style-name="T11"><text:s/></text:span><text:span text:style-name="T11">0.15 </text:span></text:p>
        </draw:connector>
        <draw:connector draw:style-name="gr15" draw:text-style-name="P26" draw:layer="layout" draw:type="line" svg:x1="6.197cm" svg:y1="6.987cm" svg:x2="9.583cm" svg:y2="11.616cm" draw:start-shape="id32" draw:start-glue-point="1" draw:end-shape="id33" draw:end-glue-point="0" svg:d="M6197 6987l3386 4629" svg:viewBox="0 0 3387 4630">
          <text:p text:style-name="P15"><text:span text:style-name="T12"><text:s/></text:span><text:span text:style-name="T12">0.4 </text:span></text:p>
        </draw:connector>
        <draw:connector draw:style-name="gr15" draw:text-style-name="P27" draw:layer="layout" draw:type="line" svg:x1="4.609cm" svg:y1="7.781cm" svg:x2="7.691cm" svg:y2="10.116cm" draw:start-shape="id32" draw:start-glue-point="2" draw:end-shape="id34" draw:end-glue-point="0" svg:d="M4609 7781l3082 2335" svg:viewBox="0 0 3083 2336">
          <text:p text:style-name="P15"><text:span text:style-name="T13"><text:s/></text:span><text:span text:style-name="T13">0.39 </text:span></text:p>
        </draw:connector>
        <draw:connector draw:style-name="gr15" draw:text-style-name="P25" draw:layer="layout" draw:type="line" svg:x1="6.197cm" svg:y1="6.987cm" svg:x2="14.495cm" svg:y2="3.162cm" draw:start-shape="id32" draw:start-glue-point="1" draw:end-shape="id28" draw:end-glue-point="3" svg:d="M6197 6987l8298-3825" svg:viewBox="0 0 8299 3826">
          <text:p text:style-name="P15"><text:span text:style-name="T9">0.17</text:span></text:p>
        </draw:connector>
        <draw:custom-shape draw:style-name="gr39" draw:text-style-name="P7" xml:id="id36" draw:id="id36" draw:layer="layout" svg:width="2.886cm" svg:height="1.588cm" svg:x="1.189cm" svg:y="17.066cm">
          <text:p text:style-name="P6"><text:span text:style-name="T3">1yr vapor</text:span></text:p>
          <text:p text:style-name="P6"><text:span text:style-name="T3">pres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3" draw:layer="layout" draw:type="line" svg:x1="15.606cm" svg:y1="3.871cm" svg:x2="9.583cm" svg:y2="11.616cm" draw:start-shape="id28" draw:start-glue-point="2" draw:end-shape="id33" draw:end-glue-point="0" svg:d="M15606 3871l-6023 7745" svg:viewBox="0 0 6024 7746">
          <text:p text:style-name="P28"><text:span text:style-name="T14"><text:s/></text:span><text:span text:style-name="T14">0.15 </text:span></text:p>
        </draw:connector>
        <draw:connector draw:style-name="gr15" draw:text-style-name="P27" draw:layer="layout" draw:type="line" svg:x1="15.606cm" svg:y1="3.871cm" svg:x2="7.691cm" svg:y2="10.116cm" draw:start-shape="id28" draw:start-glue-point="2" draw:end-shape="id34" draw:end-glue-point="0" svg:d="M15606 3871l-7915 6245" svg:viewBox="0 0 7916 6246">
          <text:p text:style-name="P15"><text:span text:style-name="T13"><text:s/></text:span><text:span text:style-name="T13">0.4 </text:span></text:p>
        </draw:connector>
        <draw:connector draw:style-name="gr15" draw:text-style-name="P29" draw:layer="layout" draw:type="line" svg:x1="15.606cm" svg:y1="3.871cm" svg:x2="18.902cm" svg:y2="11.203cm" draw:start-shape="id28" draw:start-glue-point="2" draw:end-shape="id35" draw:end-glue-point="0" svg:d="M15606 3871l3296 7332" svg:viewBox="0 0 3297 7333">
          <text:p text:style-name="P15"><text:span text:style-name="T15"><text:s/></text:span><text:span text:style-name="T15">-0.85 </text:span></text:p>
        </draw:connector>
        <draw:connector draw:style-name="gr15" draw:text-style-name="P16" draw:layer="layout" draw:type="line" svg:x1="4.075cm" svg:y1="17.86cm" svg:x2="7.367cm" svg:y2="17.86cm" draw:start-shape="id36" draw:start-glue-point="1" draw:end-shape="id29" draw:end-glue-point="3" svg:d="M4075 17860h3292" svg:viewBox="0 0 3293 1">
          <text:p text:style-name="P15"><text:span text:style-name="T4"><text:s/></text:span><text:span text:style-name="T4">0.53 </text:span></text:p>
        </draw:connector>
        <draw:connector draw:style-name="gr15" draw:text-style-name="P16" draw:layer="layout" draw:type="line" svg:x1="7.691cm" svg:y1="11.704cm" svg:x2="8.954cm" svg:y2="17.066cm" draw:start-shape="id34" draw:start-glue-point="2" draw:end-shape="id29" draw:end-glue-point="0" svg:d="M7691 11704l1263 5362" svg:viewBox="0 0 1264 5363">
          <text:p text:style-name="P15"><text:span text:style-name="T4"><text:s/></text:span><text:span text:style-name="T4">0.52 </text:span></text:p>
        </draw:connector>
        <draw:connector draw:style-name="gr15" draw:text-style-name="P16" draw:layer="layout" draw:type="line" svg:x1="9.583cm" svg:y1="13.204cm" svg:x2="8.954cm" svg:y2="17.066cm" draw:start-shape="id33" draw:start-glue-point="2" draw:end-shape="id29" draw:end-glue-point="0" svg:d="M9583 13204l-629 3862" svg:viewBox="0 0 630 3863">
          <text:p text:style-name="P15"><text:span text:style-name="T4"><text:s/></text:span><text:span text:style-name="T4">0.22 </text:span></text:p>
        </draw:connector>
        <draw:connector draw:style-name="gr23" draw:text-style-name="P10" draw:layer="layout" draw:type="line" svg:x1="17.315cm" svg:y1="11.997cm" svg:x2="8.954cm" svg:y2="17.066cm" draw:start-shape="id35" draw:start-glue-point="3" draw:end-shape="id29" draw:end-glue-point="0" svg:d="M17315 11997l-8361 5069" svg:viewBox="0 0 8362 5070">
          <text:p text:style-name="P15"><text:span text:style-name="T11"><text:s/></text:span><text:span text:style-name="T11">-0.13 </text:span></text:p>
        </draw:connector>
        <draw:custom-shape draw:style-name="gr40" draw:text-style-name="P7" xml:id="id37" draw:id="id37" draw:layer="layout" svg:width="2.54cm" svg:height="1.488cm" svg:x="14.365cm" svg:y="8.411cm">
          <text:p text:style-name="P6"><text:span text:style-name="T3">Standing</text:span></text:p>
          <text:p text:style-name="P6"><text:span text:style-name="T3">Biom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9" draw:layer="layout" draw:type="line" svg:x1="6.197cm" svg:y1="6.987cm" svg:x2="17.315cm" svg:y2="11.997cm" draw:start-shape="id32" draw:start-glue-point="1" draw:end-shape="id35" draw:end-glue-point="3" svg:d="M6197 6987l11118 5010" svg:viewBox="0 0 11119 5011">
          <text:p text:style-name="P15"><text:span text:style-name="T15"><text:s/></text:span><text:span text:style-name="T15">0.15 </text:span></text:p>
        </draw:connector>
        <draw:connector draw:style-name="gr23" draw:text-style-name="P9" draw:layer="layout" draw:type="line" svg:x1="6.197cm" svg:y1="6.987cm" svg:x2="14.365cm" svg:y2="9.155cm" draw:start-shape="id32" draw:start-glue-point="1" draw:end-shape="id37" draw:end-glue-point="3" svg:d="M6197 6987l8168 2168" svg:viewBox="0 0 8169 2169">
          <text:p text:style-name="P15"><text:span text:style-name="T10">0.11</text:span></text:p>
        </draw:connector>
        <draw:connector draw:style-name="gr15" draw:text-style-name="P25" draw:layer="layout" draw:type="line" svg:x1="15.606cm" svg:y1="3.871cm" svg:x2="15.635cm" svg:y2="8.411cm" draw:start-shape="id28" draw:start-glue-point="2" draw:end-shape="id37" draw:end-glue-point="0" svg:d="M15606 3871l29 4540" svg:viewBox="0 0 30 4541">
          <text:p text:style-name="P15"><text:span text:style-name="T9">-0.37</text:span></text:p>
        </draw:connector>
        <draw:connector draw:style-name="gr26" draw:text-style-name="P16" draw:layer="layout" draw:type="line" svg:x1="15.635cm" svg:y1="9.899cm" svg:x2="8.954cm" svg:y2="17.066cm" draw:start-shape="id37" draw:start-glue-point="2" draw:end-shape="id29" draw:end-glue-point="0" svg:d="M15635 9899l-6681 7167" svg:viewBox="0 0 6682 7168">
          <text:p text:style-name="P15"><text:span text:style-name="T4"><text:s/></text:span><text:span text:style-name="T4">0.25</text:span></text:p>
        </draw:connector>
        <draw:connector draw:style-name="gr23" draw:text-style-name="P9" draw:layer="layout" draw:type="line" svg:x1="2.587cm" svg:y1="4.065cm" svg:x2="2.632cm" svg:y2="17.066cm" draw:start-shape="id30" draw:start-glue-point="2" draw:end-shape="id36" draw:end-glue-point="0" svg:d="M2587 4065l45 13001" svg:viewBox="0 0 46 13002">
          <text:p text:style-name="P15"><text:span text:style-name="T10">0.04</text:span></text:p>
        </draw:connector>
        <draw:connector draw:style-name="gr15" draw:text-style-name="P29" draw:layer="layout" draw:type="line" svg:x1="10.377cm" svg:y1="12.41cm" svg:x2="17.315cm" svg:y2="11.997cm" draw:start-shape="id33" draw:start-glue-point="1" draw:end-shape="id35" draw:end-glue-point="3" svg:d="M10377 12410l6938-413" svg:viewBox="0 0 6939 414">
          <text:p text:style-name="P15"><text:span text:style-name="T15"><text:s/></text:span><text:span text:style-name="T15">-0.62 </text:span></text:p>
        </draw:connector>
        <draw:connector draw:style-name="gr15" draw:text-style-name="P29" draw:layer="layout" draw:type="line" svg:x1="8.485cm" svg:y1="10.91cm" svg:x2="17.315cm" svg:y2="11.997cm" draw:start-shape="id34" draw:start-glue-point="1" draw:end-shape="id35" draw:end-glue-point="3" svg:d="M8485 10910l8830 1087" svg:viewBox="0 0 8831 1088">
          <text:p text:style-name="P15"><text:span text:style-name="T15"><text:s/></text:span><text:span text:style-name="T15">0.74 </text:span></text:p>
        </draw:connector>
        <draw:frame draw:style-name="gr28" draw:text-style-name="P30" draw:layer="layout" svg:width="25.866cm" svg:height="2.131cm" svg:x="1.074cm" svg:y="19.416cm">
          <draw:text-box>
            <text:p><text:span text:style-name="T16">Missing paths: </text:span></text:p>
            <text:p><text:span text:style-name="T16">30yr CV fire days to host abundance, r = 0.02, p = 0.4; so this one must have been due to the covariance with other variables in the submodel </text:span></text:p>
            <text:p><text:span text:style-name="T16">1 yr vapor pressure ~ canopy cover, r = -0.31, p = 0.0009; </text:span></text:p>
            <text:p><text:span text:style-name="T16">1 yr vapor pressure ~ host abundance, r = 0.36, p = 0.0001.</text:span></text:p>
          </draw:text-box>
        </draw:frame>
        <draw:frame draw:style-name="gr27" draw:text-style-name="P30" draw:layer="layout" svg:width="25.766cm" svg:height="1.661cm" svg:x="1.174cm" svg:y="1.118cm">
          <draw:text-box>
            <text:p><text:span text:style-name="T16">Abundance of all hosts path model 2, accounting for correlations, AIC = 4833; Chi-squared = NA because of negative values estimated during model fitting (df = 21, p = NA); Fisher’s </text:span><text:span text:style-name="T17">C</text:span><text:span text:style-name="T16"> = 37 (df = 40, p = 0.61). <text:s/></text:span></text:p>
          </draw:text-box>
        </draw:frame>
      </draw:page>
      <draw:page draw:name="page5" draw:style-name="dp1" draw:master-page-name="Default">
        <draw:connector draw:style-name="gr14" draw:text-style-name="P9" draw:layer="layout" draw:type="line" svg:x1="2.632cm" svg:y1="17.066cm" svg:x2="14.495cm" svg:y2="3.162cm" draw:start-shape="id38" draw:start-glue-point="0" draw:end-shape="id39" draw:end-glue-point="3" svg:d="M2632 17066l11863-13904" svg:viewBox="0 0 11864 13905">
          <text:p/>
        </draw:connector>
        <draw:custom-shape draw:style-name="gr32" draw:text-style-name="P20" xml:id="id43" draw:id="id43" draw:layer="layout" svg:width="3.175cm" svg:height="1.588cm" svg:x="7.367cm" svg:y="17.066cm">
          <text:p text:style-name="P19"><text:span text:style-name="T7">Tick</text:span></text:p>
          <text:p text:style-name="P19"><text:span text:style-name="T7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xml:id="id39" draw:id="id39" draw:layer="layout" svg:width="2.222cm" svg:height="1.418cm" svg:x="14.495cm" svg:y="2.453cm">
          <text:p text:style-name="P6"><text:span text:style-name="T3">Canopy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40" draw:id="id40" draw:layer="layout" svg:width="2.54cm" svg:height="1.588cm" svg:x="1.317cm" svg:y="2.477cm">
          <text:p text:style-name="P6"><text:span text:style-name="T3">30yr CV</text:span></text:p>
          <text:p text:style-name="P6"><text:span text:style-name="T3">fire days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xml:id="id41" draw:id="id41" draw:layer="layout" svg:width="2.822cm" svg:height="0.829cm" svg:x="6.98cm" svg:y="2.836cm">
          <text:p text:style-name="P6"><text:span text:style-name="T3">15 yr FRI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xml:id="id42" draw:id="id42" draw:layer="layout" svg:width="3.175cm" svg:height="1.588cm" svg:x="3.022cm" svg:y="6.193cm">
          <text:p text:style-name="P6"><text:span text:style-name="T3">Time since</text:span></text:p>
          <text:p text:style-name="P6"><text:span text:style-name="T3">fire 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xml:id="id45" draw:id="id45" draw:layer="layout" svg:width="1.77cm" svg:height="1.588cm" svg:x="6.715cm" svg:y="10.116cm">
          <text:p text:style-name="P6"><text:span text:style-name="T3">Litter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xml:id="id44" draw:id="id44" draw:layer="layout" svg:width="1.757cm" svg:height="1.588cm" svg:x="8.62cm" svg:y="11.616cm">
          <text:p text:style-name="P6"><text:span text:style-name="T3">Litter</text:span></text:p>
          <text:p text:style-name="P6"><text:span text:style-name="T3">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4" draw:layer="layout" draw:type="line" svg:x1="3.857cm" svg:y1="3.271cm" svg:x2="6.98cm" svg:y2="3.25cm" draw:start-shape="id40" draw:start-glue-point="1" draw:end-shape="id41" draw:end-glue-point="3" svg:d="M3857 3271l3123-21" svg:viewBox="0 0 3124 22">
          <text:p text:style-name="P15"><text:span text:style-name="T8"><text:s/></text:span><text:span text:style-name="T8">-0.1 </text:span></text:p>
        </draw:connector>
        <draw:connector draw:style-name="gr15" draw:text-style-name="P25" draw:layer="layout" draw:type="line" svg:x1="8.391cm" svg:y1="3.665cm" svg:x2="4.609cm" svg:y2="6.193cm" draw:start-shape="id41" draw:start-glue-point="2" draw:end-shape="id42" draw:end-glue-point="0" svg:d="M8391 3665l-3782 2528" svg:viewBox="0 0 3783 2529">
          <text:p text:style-name="P15"><text:span text:style-name="T9"><text:s/></text:span><text:span text:style-name="T9">0.58 </text:span></text:p>
        </draw:connector>
        <draw:connector draw:style-name="gr23" draw:text-style-name="P9" draw:layer="layout" draw:type="line" svg:x1="9.802cm" svg:y1="3.25cm" svg:x2="14.495cm" svg:y2="3.162cm" draw:start-shape="id41" draw:start-glue-point="1" draw:end-shape="id39" draw:end-glue-point="3" svg:d="M9802 3250l4693-88" svg:viewBox="0 0 4694 89">
          <text:p text:style-name="P15"><text:span text:style-name="T10"><text:s/></text:span><text:span text:style-name="T10">0.05 </text:span></text:p>
        </draw:connector>
        <draw:connector draw:style-name="gr23" draw:text-style-name="P10" draw:layer="layout" draw:type="line" svg:x1="4.609cm" svg:y1="7.781cm" svg:x2="8.954cm" svg:y2="17.066cm" draw:start-shape="id42" draw:start-glue-point="2" draw:end-shape="id43" draw:end-glue-point="0" svg:d="M4609 7781l4345 9285" svg:viewBox="0 0 4346 9286">
          <text:p text:style-name="P15"><text:span text:style-name="T11"><text:s/></text:span><text:span text:style-name="T11">0.15 </text:span></text:p>
        </draw:connector>
        <draw:connector draw:style-name="gr15" draw:text-style-name="P26" draw:layer="layout" draw:type="line" svg:x1="6.197cm" svg:y1="6.987cm" svg:x2="9.498cm" svg:y2="11.616cm" draw:start-shape="id42" draw:start-glue-point="1" draw:end-shape="id44" draw:end-glue-point="0" svg:d="M6197 6987l3301 4629" svg:viewBox="0 0 3302 4630">
          <text:p text:style-name="P15"><text:span text:style-name="T12"><text:s/></text:span><text:span text:style-name="T12">0.4 </text:span></text:p>
        </draw:connector>
        <draw:connector draw:style-name="gr15" draw:text-style-name="P27" draw:layer="layout" draw:type="line" svg:x1="4.609cm" svg:y1="7.781cm" svg:x2="7.6cm" svg:y2="10.116cm" draw:start-shape="id42" draw:start-glue-point="2" draw:end-shape="id45" draw:end-glue-point="0" svg:d="M4609 7781l2991 2335" svg:viewBox="0 0 2992 2336">
          <text:p text:style-name="P15"><text:span text:style-name="T13"><text:s/></text:span><text:span text:style-name="T13">0.39 </text:span></text:p>
        </draw:connector>
        <draw:connector draw:style-name="gr15" draw:text-style-name="P25" draw:layer="layout" draw:type="line" svg:x1="6.197cm" svg:y1="6.987cm" svg:x2="14.495cm" svg:y2="3.162cm" draw:start-shape="id42" draw:start-glue-point="1" draw:end-shape="id39" draw:end-glue-point="3" svg:d="M6197 6987l8298-3825" svg:viewBox="0 0 8299 3826">
          <text:p text:style-name="P15"><text:span text:style-name="T9"><text:s/></text:span><text:span text:style-name="T9">0.17 </text:span></text:p>
        </draw:connector>
        <draw:custom-shape draw:style-name="gr39" draw:text-style-name="P7" xml:id="id38" draw:id="id38" draw:layer="layout" svg:width="2.886cm" svg:height="1.588cm" svg:x="1.189cm" svg:y="17.066cm">
          <text:p text:style-name="P6"><text:span text:style-name="T3">1yr vapor</text:span></text:p>
          <text:p text:style-name="P6"><text:span text:style-name="T3">pres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3" draw:layer="layout" draw:type="line" svg:x1="15.606cm" svg:y1="3.871cm" svg:x2="9.498cm" svg:y2="11.616cm" draw:start-shape="id39" draw:start-glue-point="2" draw:end-shape="id44" draw:end-glue-point="0" svg:d="M15606 3871l-6108 7745" svg:viewBox="0 0 6109 7746">
          <text:p text:style-name="P28"><text:span text:style-name="T14"><text:s/></text:span><text:span text:style-name="T14">0.15 </text:span></text:p>
        </draw:connector>
        <draw:connector draw:style-name="gr15" draw:text-style-name="P27" draw:layer="layout" draw:type="line" svg:x1="15.606cm" svg:y1="3.871cm" svg:x2="7.6cm" svg:y2="10.116cm" draw:start-shape="id39" draw:start-glue-point="2" draw:end-shape="id45" draw:end-glue-point="0" svg:d="M15606 3871l-8006 6245" svg:viewBox="0 0 8007 6246">
          <text:p text:style-name="P15"><text:span text:style-name="T13"><text:s/></text:span><text:span text:style-name="T13">0.4 </text:span></text:p>
        </draw:connector>
        <draw:connector draw:style-name="gr15" draw:text-style-name="P16" draw:layer="layout" draw:type="line" svg:x1="4.075cm" svg:y1="17.86cm" svg:x2="7.367cm" svg:y2="17.86cm" draw:start-shape="id38" draw:start-glue-point="1" draw:end-shape="id43" draw:end-glue-point="3" svg:d="M4075 17860h3292" svg:viewBox="0 0 3293 1">
          <text:p text:style-name="P15"><text:span text:style-name="T4"><text:s/></text:span><text:span text:style-name="T4">.51 </text:span></text:p>
        </draw:connector>
        <draw:connector draw:style-name="gr15" draw:text-style-name="P16" draw:layer="layout" draw:type="line" svg:x1="7.6cm" svg:y1="11.704cm" svg:x2="8.954cm" svg:y2="17.066cm" draw:start-shape="id45" draw:start-glue-point="2" draw:end-shape="id43" draw:end-glue-point="0" svg:d="M7600 11704l1354 5362" svg:viewBox="0 0 1355 5363">
          <text:p text:style-name="P15"><text:span text:style-name="T4"><text:s/></text:span><text:span text:style-name="T4">0.51 </text:span></text:p>
        </draw:connector>
        <draw:connector draw:style-name="gr26" draw:text-style-name="P16" draw:layer="layout" draw:type="line" svg:x1="9.498cm" svg:y1="13.204cm" svg:x2="8.954cm" svg:y2="17.066cm" draw:start-shape="id44" draw:start-glue-point="2" draw:end-shape="id43" draw:end-glue-point="0" svg:d="M9498 13204l-544 3862" svg:viewBox="0 0 545 3863">
          <text:p text:style-name="P15"><text:span text:style-name="T4"><text:s/></text:span><text:span text:style-name="T4">0.24 </text:span></text:p>
        </draw:connector>
        <draw:connector draw:style-name="gr15" draw:text-style-name="P32" draw:layer="layout" draw:type="line" svg:x1="15.606cm" svg:y1="3.871cm" svg:x2="8.954cm" svg:y2="17.066cm" draw:start-shape="id39" draw:start-glue-point="2" draw:end-shape="id43" draw:end-glue-point="0" svg:d="M15606 3871l-6652 13195" svg:viewBox="0 0 6653 13196">
          <text:p text:style-name="P15"><text:span text:style-name="T5">0.28</text:span></text:p>
        </draw:connector>
        <draw:custom-shape draw:style-name="gr40" draw:text-style-name="P7" xml:id="id46" draw:id="id46" draw:layer="layout" svg:width="2.54cm" svg:height="1.488cm" svg:x="14.365cm" svg:y="8.411cm">
          <text:p text:style-name="P6"><text:span text:style-name="T3">Standing</text:span></text:p>
          <text:p text:style-name="P6"><text:span text:style-name="T3">Biom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9" draw:layer="layout" draw:type="line" svg:x1="6.197cm" svg:y1="6.987cm" svg:x2="14.365cm" svg:y2="9.155cm" draw:start-shape="id42" draw:start-glue-point="1" draw:end-shape="id46" draw:end-glue-point="3" svg:d="M6197 6987l8168 2168" svg:viewBox="0 0 8169 2169">
          <text:p text:style-name="P15"><text:span text:style-name="T10"><text:s/></text:span><text:span text:style-name="T10">0.11 </text:span></text:p>
        </draw:connector>
        <draw:connector draw:style-name="gr15" draw:text-style-name="P25" draw:layer="layout" draw:type="line" svg:x1="15.606cm" svg:y1="3.871cm" svg:x2="15.635cm" svg:y2="8.411cm" draw:start-shape="id39" draw:start-glue-point="2" draw:end-shape="id46" draw:end-glue-point="0" svg:d="M15606 3871l29 4540" svg:viewBox="0 0 30 4541">
          <text:p text:style-name="P15"><text:span text:style-name="T9">-0.37</text:span></text:p>
        </draw:connector>
        <draw:connector draw:style-name="gr26" draw:text-style-name="P16" draw:layer="layout" draw:type="line" svg:x1="15.635cm" svg:y1="9.899cm" svg:x2="8.954cm" svg:y2="17.066cm" draw:start-shape="id46" draw:start-glue-point="2" draw:end-shape="id43" draw:end-glue-point="0" svg:d="M15635 9899l-6681 7167" svg:viewBox="0 0 6682 7168">
          <text:p text:style-name="P15"><text:span text:style-name="T4"><text:s/></text:span><text:span text:style-name="T4">0.27 </text:span></text:p>
        </draw:connector>
        <draw:connector draw:style-name="gr23" draw:text-style-name="P9" draw:layer="layout" draw:type="line" svg:x1="2.587cm" svg:y1="4.065cm" svg:x2="2.632cm" svg:y2="17.066cm" draw:start-shape="id40" draw:start-glue-point="2" draw:end-shape="id38" draw:end-glue-point="0" svg:d="M2587 4065l45 13001" svg:viewBox="0 0 46 13002">
          <text:p text:style-name="P15"><text:span text:style-name="T10">0.04</text:span></text:p>
        </draw:connector>
        <draw:frame draw:style-name="gr43" draw:text-style-name="P34" draw:layer="layout" svg:width="25.766cm" svg:height="1.661cm" svg:x="1.174cm" svg:y="1.117cm">
          <draw:text-box>
            <text:p text:style-name="P33"><text:span text:style-name="T18">No hosts path model, AIC = 4082. Fisher's C = 40 with P-value = 0.39 and on 38 degrees of freedom. </text:span><text:span text:style-name="T16">Chi-squared = NA because negative values produced during estimation. Bold coefficient values = P&lt;0.05. Values on dashed paths = P&gt;0.1. Unbolded on solid paths = 0.05&lt;P&lt;0.1.</text:span></text:p>
          </draw:text-box>
        </draw:frame>
        <draw:frame draw:style-name="gr44" draw:text-style-name="P30" draw:layer="layout" svg:width="25.866cm" svg:height="1.191cm" svg:x="1.074cm" svg:y="19.415cm">
          <draw:text-box>
            <text:p><text:span text:style-name="T16">Missing paths (red dot-dot-dash): 1 yr vapor pressure to canopy cover.</text:span></text:p>
            <text:p><text:span text:style-name="T16">What in the world is that standardized estimate for vapor pressure???</text:span></text:p>
          </draw:text-box>
        </draw:frame>
      </draw:page>
      <draw:page draw:name="page6" draw:style-name="dp1" draw:master-page-name="Default">
        <draw:connector draw:style-name="gr14" draw:text-style-name="P9" draw:layer="layout" draw:type="line" svg:x1="3.857cm" svg:y1="3.271cm" svg:x2="17.315cm" svg:y2="11.997cm" draw:start-shape="id47" draw:start-glue-point="1" draw:end-shape="id48" draw:end-glue-point="3" svg:d="M3857 3271l13458 8726" svg:viewBox="0 0 13459 8727">
          <text:p/>
        </draw:connector>
        <draw:connector draw:style-name="gr14" draw:text-style-name="P9" draw:layer="layout" draw:type="line" svg:x1="2.632cm" svg:y1="17.066cm" svg:x2="14.495cm" svg:y2="3.162cm" draw:start-shape="id49" draw:start-glue-point="0" draw:end-shape="id50" draw:end-glue-point="3" svg:d="M2632 17066l11863-13904" svg:viewBox="0 0 11864 13905">
          <text:p/>
        </draw:connector>
        <draw:connector draw:style-name="gr14" draw:text-style-name="P9" draw:layer="layout" draw:type="line" svg:x1="2.632cm" svg:y1="17.066cm" svg:x2="17.315cm" svg:y2="11.997cm" draw:start-shape="id49" draw:start-glue-point="0" draw:end-shape="id48" draw:end-glue-point="3" svg:d="M2632 17066l14683-5069" svg:viewBox="0 0 14684 5070">
          <text:p/>
        </draw:connector>
        <draw:custom-shape draw:style-name="gr45" draw:text-style-name="P36" xml:id="id48" draw:id="id48" draw:layer="layout" svg:width="3.052cm" svg:height="1.588cm" svg:x="17.315cm" svg:y="11.203cm">
          <text:p text:style-name="P35"><text:span text:style-name="T19">No rab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xml:id="id53" draw:id="id53" draw:layer="layout" svg:width="3.328cm" svg:height="1.588cm" svg:x="7.367cm" svg:y="17.066cm">
          <text:p text:style-name="P19"><text:span text:style-name="T7">Tick</text:span></text:p>
          <text:p text:style-name="P19"><text:span text:style-name="T7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xml:id="id50" draw:id="id50" draw:layer="layout" svg:width="2.222cm" svg:height="1.418cm" svg:x="14.495cm" svg:y="2.453cm">
          <text:p text:style-name="P6"><text:span text:style-name="T3">Canopy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47" draw:id="id47" draw:layer="layout" svg:width="2.54cm" svg:height="1.588cm" svg:x="1.317cm" svg:y="2.477cm">
          <text:p text:style-name="P6"><text:span text:style-name="T3">30yr CV</text:span></text:p>
          <text:p text:style-name="P6"><text:span text:style-name="T3">fire days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xml:id="id51" draw:id="id51" draw:layer="layout" svg:width="2.822cm" svg:height="0.829cm" svg:x="6.98cm" svg:y="2.836cm">
          <text:p text:style-name="P6"><text:span text:style-name="T3">15 yr FRI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xml:id="id52" draw:id="id52" draw:layer="layout" svg:width="3.175cm" svg:height="1.588cm" svg:x="3.022cm" svg:y="6.193cm">
          <text:p text:style-name="P6"><text:span text:style-name="T3">Time since</text:span></text:p>
          <text:p text:style-name="P6"><text:span text:style-name="T3">fire 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xml:id="id55" draw:id="id55" draw:layer="layout" svg:width="1.77cm" svg:height="1.588cm" svg:x="6.715cm" svg:y="10.116cm">
          <text:p text:style-name="P6"><text:span text:style-name="T3">Litter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xml:id="id54" draw:id="id54" draw:layer="layout" svg:width="1.757cm" svg:height="1.588cm" svg:x="8.62cm" svg:y="11.616cm">
          <text:p text:style-name="P6"><text:span text:style-name="T3">Litter</text:span></text:p>
          <text:p text:style-name="P6"><text:span text:style-name="T3">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8" draw:layer="layout" draw:type="line" svg:x1="3.857cm" svg:y1="3.271cm" svg:x2="6.98cm" svg:y2="3.25cm" draw:start-shape="id47" draw:start-glue-point="1" draw:end-shape="id51" draw:end-glue-point="3" svg:d="M3857 3271l3123-21" svg:viewBox="0 0 3124 22">
          <text:p text:style-name="P15"><text:span text:style-name="T20"><text:s/></text:span><text:span text:style-name="T20">-0.1 </text:span></text:p>
        </draw:connector>
        <draw:connector draw:style-name="gr15" draw:text-style-name="P9" draw:layer="layout" draw:type="line" svg:x1="8.391cm" svg:y1="3.665cm" svg:x2="4.609cm" svg:y2="6.193cm" draw:start-shape="id51" draw:start-glue-point="2" draw:end-shape="id52" draw:end-glue-point="0" svg:d="M8391 3665l-3782 2528" svg:viewBox="0 0 3783 2529">
          <text:p text:style-name="P15"><text:span text:style-name="T10"><text:s/></text:span><text:span text:style-name="T10">0.58 </text:span></text:p>
        </draw:connector>
        <draw:connector draw:style-name="gr23" draw:text-style-name="P9" draw:layer="layout" draw:type="line" svg:x1="9.802cm" svg:y1="3.25cm" svg:x2="14.495cm" svg:y2="3.162cm" draw:start-shape="id51" draw:start-glue-point="1" draw:end-shape="id50" draw:end-glue-point="3" svg:d="M9802 3250l4693-88" svg:viewBox="0 0 4694 89">
          <text:p text:style-name="P15"><text:span text:style-name="T10"><text:s/></text:span><text:span text:style-name="T10">0.05 </text:span></text:p>
        </draw:connector>
        <draw:connector draw:style-name="gr23" draw:text-style-name="P10" draw:layer="layout" draw:type="line" svg:x1="4.609cm" svg:y1="7.781cm" svg:x2="9.031cm" svg:y2="17.066cm" draw:start-shape="id52" draw:start-glue-point="2" draw:end-shape="id53" draw:end-glue-point="0" svg:d="M4609 7781l4422 9285" svg:viewBox="0 0 4423 9286">
          <text:p text:style-name="P15"><text:span text:style-name="T11"><text:s/></text:span><text:span text:style-name="T11">0.1 </text:span></text:p>
        </draw:connector>
        <draw:connector draw:style-name="gr15" draw:text-style-name="P11" draw:layer="layout" draw:type="line" svg:x1="6.197cm" svg:y1="6.987cm" svg:x2="9.498cm" svg:y2="11.616cm" draw:start-shape="id52" draw:start-glue-point="1" draw:end-shape="id54" draw:end-glue-point="0" svg:d="M6197 6987l3301 4629" svg:viewBox="0 0 3302 4630">
          <text:p text:style-name="P15"><text:span text:style-name="T14"><text:s/></text:span><text:span text:style-name="T14">0.4 </text:span></text:p>
        </draw:connector>
        <draw:connector draw:style-name="gr15" draw:text-style-name="P12" draw:layer="layout" draw:type="line" svg:x1="4.609cm" svg:y1="7.781cm" svg:x2="7.6cm" svg:y2="10.116cm" draw:start-shape="id52" draw:start-glue-point="2" draw:end-shape="id55" draw:end-glue-point="0" svg:d="M4609 7781l2991 2335" svg:viewBox="0 0 2992 2336">
          <text:p text:style-name="P15"><text:span text:style-name="T21"><text:s/></text:span><text:span text:style-name="T21">0.32 </text:span></text:p>
        </draw:connector>
        <draw:connector draw:style-name="gr15" draw:text-style-name="P9" draw:layer="layout" draw:type="line" svg:x1="6.197cm" svg:y1="6.987cm" svg:x2="14.495cm" svg:y2="3.162cm" draw:start-shape="id52" draw:start-glue-point="1" draw:end-shape="id50" draw:end-glue-point="3" svg:d="M6197 6987l8298-3825" svg:viewBox="0 0 8299 3826">
          <text:p text:style-name="P15"><text:span text:style-name="T10">0.17</text:span></text:p>
        </draw:connector>
        <draw:custom-shape draw:style-name="gr39" draw:text-style-name="P7" xml:id="id49" draw:id="id49" draw:layer="layout" svg:width="2.886cm" svg:height="1.588cm" svg:x="1.189cm" svg:y="17.066cm">
          <text:p text:style-name="P6"><text:span text:style-name="T3">1yr vapor</text:span></text:p>
          <text:p text:style-name="P6"><text:span text:style-name="T3">pres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3" draw:layer="layout" draw:type="line" svg:x1="15.606cm" svg:y1="3.871cm" svg:x2="9.498cm" svg:y2="11.616cm" draw:start-shape="id50" draw:start-glue-point="2" draw:end-shape="id54" draw:end-glue-point="0" svg:d="M15606 3871l-6108 7745" svg:viewBox="0 0 6109 7746">
          <text:p text:style-name="P28"><text:span text:style-name="T14"><text:s/></text:span><text:span text:style-name="T14">0.15 </text:span></text:p>
        </draw:connector>
        <draw:connector draw:style-name="gr15" draw:text-style-name="P12" draw:layer="layout" draw:type="line" svg:x1="15.606cm" svg:y1="3.871cm" svg:x2="7.6cm" svg:y2="10.116cm" draw:start-shape="id50" draw:start-glue-point="2" draw:end-shape="id55" draw:end-glue-point="0" svg:d="M15606 3871l-8006 6245" svg:viewBox="0 0 8007 6246">
          <text:p text:style-name="P15"><text:span text:style-name="T21"><text:s/></text:span><text:span text:style-name="T21">0.36 </text:span></text:p>
        </draw:connector>
        <draw:connector draw:style-name="gr23" draw:text-style-name="P37" draw:layer="layout" draw:type="line" svg:x1="15.606cm" svg:y1="3.871cm" svg:x2="18.841cm" svg:y2="11.203cm" draw:start-shape="id50" draw:start-glue-point="2" draw:end-shape="id48" draw:end-glue-point="0" svg:d="M15606 3871l3235 7332" svg:viewBox="0 0 3236 7333">
          <text:p text:style-name="P15"><text:span text:style-name="T22"><text:s/></text:span><text:span text:style-name="T22">-0.13 </text:span></text:p>
        </draw:connector>
        <draw:connector draw:style-name="gr15" draw:text-style-name="P16" draw:layer="layout" draw:type="line" svg:x1="4.075cm" svg:y1="17.86cm" svg:x2="7.367cm" svg:y2="17.86cm" draw:start-shape="id49" draw:start-glue-point="1" draw:end-shape="id53" draw:end-glue-point="3" svg:d="M4075 17860h3292" svg:viewBox="0 0 3293 1">
          <text:p text:style-name="P15"><text:span text:style-name="T4"><text:s/></text:span><text:span text:style-name="T4">0.57 </text:span></text:p>
        </draw:connector>
        <draw:connector draw:style-name="gr15" draw:text-style-name="P16" draw:layer="layout" draw:type="line" svg:x1="7.6cm" svg:y1="11.704cm" svg:x2="9.031cm" svg:y2="17.066cm" draw:start-shape="id55" draw:start-glue-point="2" draw:end-shape="id53" draw:end-glue-point="0" svg:d="M7600 11704l1431 5362" svg:viewBox="0 0 1432 5363">
          <text:p text:style-name="P15"><text:span text:style-name="T4"><text:s/></text:span><text:span text:style-name="T4">0.36 </text:span></text:p>
        </draw:connector>
        <draw:connector draw:style-name="gr26" draw:text-style-name="P10" draw:layer="layout" draw:type="line" svg:x1="9.498cm" svg:y1="13.204cm" svg:x2="9.031cm" svg:y2="17.066cm" draw:start-shape="id54" draw:start-glue-point="2" draw:end-shape="id53" draw:end-glue-point="0" svg:d="M9498 13204l-467 3862" svg:viewBox="0 0 468 3863">
          <text:p text:style-name="P15"><text:span text:style-name="T11"><text:s/></text:span><text:span text:style-name="T11">0.2 </text:span></text:p>
        </draw:connector>
        <draw:connector draw:style-name="gr26" draw:text-style-name="P16" draw:layer="layout" draw:type="line" svg:x1="17.315cm" svg:y1="11.997cm" svg:x2="9.031cm" svg:y2="17.066cm" draw:start-shape="id48" draw:start-glue-point="3" draw:end-shape="id53" draw:end-glue-point="0" svg:d="M17315 11997l-8284 5069" svg:viewBox="0 0 8285 5070">
          <text:p text:style-name="P15"><text:span text:style-name="T4"><text:s/></text:span><text:span text:style-name="T4">-0.26 </text:span></text:p>
        </draw:connector>
        <draw:connector draw:style-name="gr15" draw:text-style-name="P16" draw:layer="layout" draw:type="line" svg:x1="15.606cm" svg:y1="3.871cm" svg:x2="9.031cm" svg:y2="17.066cm" draw:start-shape="id50" draw:start-glue-point="2" draw:end-shape="id53" draw:end-glue-point="0" svg:d="M15606 3871l-6575 13195" svg:viewBox="0 0 6576 13196">
          <text:p text:style-name="P15"><text:span text:style-name="T4"><text:s/></text:span><text:span text:style-name="T4">0.4 </text:span></text:p>
        </draw:connector>
        <draw:custom-shape draw:style-name="gr40" draw:text-style-name="P7" xml:id="id56" draw:id="id56" draw:layer="layout" svg:width="2.54cm" svg:height="1.488cm" svg:x="14.365cm" svg:y="8.411cm">
          <text:p text:style-name="P6"><text:span text:style-name="T3">Standing</text:span></text:p>
          <text:p text:style-name="P6"><text:span text:style-name="T3">Biom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7" draw:layer="layout" draw:type="line" svg:x1="6.197cm" svg:y1="6.987cm" svg:x2="17.315cm" svg:y2="11.997cm" draw:start-shape="id52" draw:start-glue-point="1" draw:end-shape="id48" draw:end-glue-point="3" svg:d="M6197 6987l11118 5010" svg:viewBox="0 0 11119 5011">
          <text:p text:style-name="P15"><text:span text:style-name="T22"><text:s/></text:span><text:span text:style-name="T22">-0.09 </text:span></text:p>
        </draw:connector>
        <draw:connector draw:style-name="gr23" draw:text-style-name="P9" draw:layer="layout" draw:type="line" svg:x1="6.197cm" svg:y1="6.987cm" svg:x2="14.365cm" svg:y2="9.155cm" draw:start-shape="id52" draw:start-glue-point="1" draw:end-shape="id56" draw:end-glue-point="3" svg:d="M6197 6987l8168 2168" svg:viewBox="0 0 8169 2169">
          <text:p text:style-name="P15"><text:span text:style-name="T10"><text:s/></text:span><text:span text:style-name="T10">0.11 </text:span></text:p>
        </draw:connector>
        <draw:connector draw:style-name="gr15" draw:text-style-name="P9" draw:layer="layout" draw:type="line" svg:x1="15.606cm" svg:y1="3.871cm" svg:x2="15.635cm" svg:y2="8.411cm" draw:start-shape="id50" draw:start-glue-point="2" draw:end-shape="id56" draw:end-glue-point="0" svg:d="M15606 3871l29 4540" svg:viewBox="0 0 30 4541">
          <text:p text:style-name="P15"><text:span text:style-name="T10">-0.37</text:span></text:p>
        </draw:connector>
        <draw:connector draw:style-name="gr26" draw:text-style-name="P10" draw:layer="layout" draw:type="line" svg:x1="15.635cm" svg:y1="9.899cm" svg:x2="9.031cm" svg:y2="17.066cm" draw:start-shape="id56" draw:start-glue-point="2" draw:end-shape="id53" draw:end-glue-point="0" svg:d="M15635 9899l-6604 7167" svg:viewBox="0 0 6605 7168">
          <text:p text:style-name="P15"><text:span text:style-name="T11"><text:s/></text:span><text:span text:style-name="T11">0.25 </text:span></text:p>
        </draw:connector>
        <draw:connector draw:style-name="gr23" draw:text-style-name="P9" draw:layer="layout" draw:type="line" svg:x1="2.587cm" svg:y1="4.065cm" svg:x2="2.632cm" svg:y2="17.066cm" draw:start-shape="id47" draw:start-glue-point="2" draw:end-shape="id49" draw:end-glue-point="0" svg:d="M2587 4065l45 13001" svg:viewBox="0 0 46 13002">
          <text:p text:style-name="P15"><text:span text:style-name="T10">0.04</text:span></text:p>
        </draw:connector>
        <draw:connector draw:style-name="gr15" draw:text-style-name="P29" draw:layer="layout" draw:type="line" svg:x1="10.377cm" svg:y1="12.41cm" svg:x2="17.315cm" svg:y2="11.997cm" draw:start-shape="id54" draw:start-glue-point="1" draw:end-shape="id48" draw:end-glue-point="3" svg:d="M10377 12410l6938-413" svg:viewBox="0 0 6939 414">
          <text:p text:style-name="P15"><text:span text:style-name="T15"><text:s/></text:span><text:span text:style-name="T15">-0.6 </text:span></text:p>
        </draw:connector>
        <draw:connector draw:style-name="gr23" draw:text-style-name="P37" draw:layer="layout" draw:type="line" svg:x1="8.485cm" svg:y1="10.91cm" svg:x2="17.315cm" svg:y2="11.997cm" draw:start-shape="id55" draw:start-glue-point="1" draw:end-shape="id48" draw:end-glue-point="3" svg:d="M8485 10910l8830 1087" svg:viewBox="0 0 8831 1088">
          <text:p text:style-name="P15"><text:span text:style-name="T22"><text:s/></text:span><text:span text:style-name="T22">0.21 </text:span></text:p>
        </draw:connector>
        <draw:frame draw:style-name="gr27" draw:text-style-name="P30" draw:layer="layout" svg:width="25.766cm" svg:height="1.661cm" svg:x="1.174cm" svg:y="1.117cm">
          <draw:text-box>
            <text:p><text:span text:style-name="T18">No rabbits path model, AIC = 4775. Fisher's C = 74.7 with P-value = 0.005 and on 46 degrees of freedom</text:span><text:span text:style-name="T16">. Chi-squared = NA because negative values produced in estimation process. Nothing to indicate an acceptable model fit without accounting for the “missing” paths. </text:span></text:p>
          </draw:text-box>
        </draw:frame>
        <draw:frame draw:style-name="gr28" draw:text-style-name="P30" draw:layer="layout" svg:width="25.866cm" svg:height="2.131cm" svg:x="1.074cm" svg:y="19.415cm">
          <draw:text-box>
            <text:p><text:span text:style-name="T16">Missing paths: 30yr CV fire days to host abundance; 1 yr vapor pressure to canopy cover; 1 yr vapor pressure to host abundance. Of these, the only one that makes some biological sense to me is canopy cover to 1 yr vapor pressure; possibly the effect of vapor pressure (an average weather metric) on host abundance; but the effect of 30yr CV fire days seems like nonsense</text:span></text:p>
          </draw:text-box>
        </draw:frame>
      </draw:page>
      <draw:page draw:name="page7" draw:style-name="dp1" draw:master-page-name="Default">
        <draw:connector draw:style-name="gr14" draw:text-style-name="P9" draw:layer="layout" draw:type="line" svg:x1="3.857cm" svg:y1="3.271cm" svg:x2="17.315cm" svg:y2="11.997cm" draw:start-shape="id57" draw:start-glue-point="1" draw:end-shape="id58" draw:end-glue-point="3" svg:d="M3857 3271l13458 8726" svg:viewBox="0 0 13459 8727">
          <text:p/>
        </draw:connector>
        <draw:connector draw:style-name="gr14" draw:text-style-name="P9" draw:layer="layout" draw:type="line" svg:x1="2.632cm" svg:y1="17.066cm" svg:x2="14.495cm" svg:y2="3.162cm" draw:start-shape="id59" draw:start-glue-point="0" draw:end-shape="id60" draw:end-glue-point="3" svg:d="M2632 17066l11863-13904" svg:viewBox="0 0 11864 13905">
          <text:p/>
        </draw:connector>
        <draw:custom-shape draw:style-name="gr31" draw:text-style-name="P36" xml:id="id58" draw:id="id58" draw:layer="layout" svg:width="3.175cm" svg:height="1.588cm" svg:x="17.315cm" svg:y="11.203cm">
          <text:p text:style-name="P35"><text:span text:style-name="T19">Deer on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63" draw:id="id63" draw:layer="layout" svg:width="3.175cm" svg:height="1.588cm" svg:x="7.367cm" svg:y="17.066cm">
          <text:p text:style-name="P19"><text:span text:style-name="T7">Tick</text:span></text:p>
          <text:p text:style-name="P19"><text:span text:style-name="T7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xml:id="id60" draw:id="id60" draw:layer="layout" svg:width="2.222cm" svg:height="1.418cm" svg:x="14.495cm" svg:y="2.453cm">
          <text:p text:style-name="P6"><text:span text:style-name="T3">Canopy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57" draw:id="id57" draw:layer="layout" svg:width="2.54cm" svg:height="1.588cm" svg:x="1.317cm" svg:y="2.477cm">
          <text:p text:style-name="P6"><text:span text:style-name="T3">30yr CV</text:span></text:p>
          <text:p text:style-name="P6"><text:span text:style-name="T3">fire days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xml:id="id61" draw:id="id61" draw:layer="layout" svg:width="2.822cm" svg:height="0.829cm" svg:x="6.98cm" svg:y="2.836cm">
          <text:p text:style-name="P6"><text:span text:style-name="T3">15 yr FRI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xml:id="id62" draw:id="id62" draw:layer="layout" svg:width="3.175cm" svg:height="1.588cm" svg:x="3.022cm" svg:y="6.193cm">
          <text:p text:style-name="P6"><text:span text:style-name="T3">Time since</text:span></text:p>
          <text:p text:style-name="P6"><text:span text:style-name="T3">fire 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xml:id="id65" draw:id="id65" draw:layer="layout" svg:width="1.77cm" svg:height="1.588cm" svg:x="6.715cm" svg:y="10.116cm">
          <text:p text:style-name="P6"><text:span text:style-name="T3">Litter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xml:id="id64" draw:id="id64" draw:layer="layout" svg:width="1.757cm" svg:height="1.588cm" svg:x="8.62cm" svg:y="11.616cm">
          <text:p text:style-name="P6"><text:span text:style-name="T3">Litter</text:span></text:p>
          <text:p text:style-name="P6"><text:span text:style-name="T3">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4" draw:layer="layout" draw:type="line" svg:x1="3.857cm" svg:y1="3.271cm" svg:x2="6.98cm" svg:y2="3.25cm" draw:start-shape="id57" draw:start-glue-point="1" draw:end-shape="id61" draw:end-glue-point="3" svg:d="M3857 3271l3123-21" svg:viewBox="0 0 3124 22">
          <text:p text:style-name="P15"><text:span text:style-name="T8"><text:s/></text:span><text:span text:style-name="T8">-0.1 </text:span></text:p>
        </draw:connector>
        <draw:connector draw:style-name="gr15" draw:text-style-name="P25" draw:layer="layout" draw:type="line" svg:x1="8.391cm" svg:y1="3.665cm" svg:x2="4.609cm" svg:y2="6.193cm" draw:start-shape="id61" draw:start-glue-point="2" draw:end-shape="id62" draw:end-glue-point="0" svg:d="M8391 3665l-3782 2528" svg:viewBox="0 0 3783 2529">
          <text:p text:style-name="P15"><text:span text:style-name="T9"><text:s/></text:span><text:span text:style-name="T9">0.58 </text:span></text:p>
        </draw:connector>
        <draw:connector draw:style-name="gr23" draw:text-style-name="P9" draw:layer="layout" draw:type="line" svg:x1="9.802cm" svg:y1="3.25cm" svg:x2="14.495cm" svg:y2="3.162cm" draw:start-shape="id61" draw:start-glue-point="1" draw:end-shape="id60" draw:end-glue-point="3" svg:d="M9802 3250l4693-88" svg:viewBox="0 0 4694 89">
          <text:p text:style-name="P15"><text:span text:style-name="T10"><text:s/></text:span><text:span text:style-name="T10">0.05 </text:span></text:p>
        </draw:connector>
        <draw:connector draw:style-name="gr23" draw:text-style-name="P10" draw:layer="layout" draw:type="line" svg:x1="4.609cm" svg:y1="7.781cm" svg:x2="8.954cm" svg:y2="17.066cm" draw:start-shape="id62" draw:start-glue-point="2" draw:end-shape="id63" draw:end-glue-point="0" svg:d="M4609 7781l4345 9285" svg:viewBox="0 0 4346 9286">
          <text:p text:style-name="P15"><text:span text:style-name="T11"><text:s/></text:span><text:span text:style-name="T11">0.11 </text:span></text:p>
        </draw:connector>
        <draw:connector draw:style-name="gr15" draw:text-style-name="P26" draw:layer="layout" draw:type="line" svg:x1="6.197cm" svg:y1="6.987cm" svg:x2="9.498cm" svg:y2="11.616cm" draw:start-shape="id62" draw:start-glue-point="1" draw:end-shape="id64" draw:end-glue-point="0" svg:d="M6197 6987l3301 4629" svg:viewBox="0 0 3302 4630">
          <text:p text:style-name="P15"><text:span text:style-name="T12"><text:s/></text:span><text:span text:style-name="T12">0.4 </text:span></text:p>
        </draw:connector>
        <draw:connector draw:style-name="gr15" draw:text-style-name="P27" draw:layer="layout" draw:type="line" svg:x1="4.609cm" svg:y1="7.781cm" svg:x2="7.6cm" svg:y2="10.116cm" draw:start-shape="id62" draw:start-glue-point="2" draw:end-shape="id65" draw:end-glue-point="0" svg:d="M4609 7781l2991 2335" svg:viewBox="0 0 2992 2336">
          <text:p text:style-name="P15"><text:span text:style-name="T13"><text:s/></text:span><text:span text:style-name="T13">0.32 </text:span></text:p>
        </draw:connector>
        <draw:connector draw:style-name="gr15" draw:text-style-name="P25" draw:layer="layout" draw:type="line" svg:x1="6.197cm" svg:y1="6.987cm" svg:x2="14.495cm" svg:y2="3.162cm" draw:start-shape="id62" draw:start-glue-point="1" draw:end-shape="id60" draw:end-glue-point="3" svg:d="M6197 6987l8298-3825" svg:viewBox="0 0 8299 3826">
          <text:p text:style-name="P15"><text:span text:style-name="T9"><text:s/></text:span><text:span text:style-name="T9">0.17 </text:span></text:p>
        </draw:connector>
        <draw:custom-shape draw:style-name="gr39" draw:text-style-name="P7" xml:id="id59" draw:id="id59" draw:layer="layout" svg:width="2.886cm" svg:height="1.588cm" svg:x="1.189cm" svg:y="17.066cm">
          <text:p text:style-name="P6"><text:span text:style-name="T3">1yr vapor</text:span></text:p>
          <text:p text:style-name="P6"><text:span text:style-name="T3">pres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3" draw:layer="layout" draw:type="line" svg:x1="15.606cm" svg:y1="3.871cm" svg:x2="9.498cm" svg:y2="11.616cm" draw:start-shape="id60" draw:start-glue-point="2" draw:end-shape="id64" draw:end-glue-point="0" svg:d="M15606 3871l-6108 7745" svg:viewBox="0 0 6109 7746">
          <text:p text:style-name="P28"><text:span text:style-name="T14"><text:s/></text:span><text:span text:style-name="T14">0.15 </text:span></text:p>
        </draw:connector>
        <draw:connector draw:style-name="gr15" draw:text-style-name="P27" draw:layer="layout" draw:type="line" svg:x1="15.606cm" svg:y1="3.871cm" svg:x2="7.6cm" svg:y2="10.116cm" draw:start-shape="id60" draw:start-glue-point="2" draw:end-shape="id65" draw:end-glue-point="0" svg:d="M15606 3871l-8006 6245" svg:viewBox="0 0 8007 6246">
          <text:p text:style-name="P15"><text:span text:style-name="T13"><text:s/></text:span><text:span text:style-name="T13">0.36 </text:span></text:p>
        </draw:connector>
        <draw:connector draw:style-name="gr23" draw:text-style-name="P37" draw:layer="layout" draw:type="line" svg:x1="15.606cm" svg:y1="3.871cm" svg:x2="18.902cm" svg:y2="11.203cm" draw:start-shape="id60" draw:start-glue-point="2" draw:end-shape="id58" draw:end-glue-point="0" svg:d="M15606 3871l3296 7332" svg:viewBox="0 0 3297 7333">
          <text:p text:style-name="P15"><text:span text:style-name="T22"><text:s/></text:span><text:span text:style-name="T22">0.18 </text:span></text:p>
        </draw:connector>
        <draw:connector draw:style-name="gr15" draw:text-style-name="P16" draw:layer="layout" draw:type="line" svg:x1="4.075cm" svg:y1="17.86cm" svg:x2="7.367cm" svg:y2="17.86cm" draw:start-shape="id59" draw:start-glue-point="1" draw:end-shape="id63" draw:end-glue-point="3" svg:d="M4075 17860h3292" svg:viewBox="0 0 3293 1">
          <text:p text:style-name="P15"><text:span text:style-name="T4"><text:s/></text:span><text:span text:style-name="T4">0.55 </text:span></text:p>
        </draw:connector>
        <draw:connector draw:style-name="gr15" draw:text-style-name="P16" draw:layer="layout" draw:type="line" svg:x1="7.6cm" svg:y1="11.704cm" svg:x2="8.954cm" svg:y2="17.066cm" draw:start-shape="id65" draw:start-glue-point="2" draw:end-shape="id63" draw:end-glue-point="0" svg:d="M7600 11704l1354 5362" svg:viewBox="0 0 1355 5363">
          <text:p text:style-name="P15"><text:span text:style-name="T4"><text:s/></text:span><text:span text:style-name="T4">0.36 </text:span></text:p>
        </draw:connector>
        <draw:connector draw:style-name="gr26" draw:text-style-name="P10" draw:layer="layout" draw:type="line" svg:x1="9.498cm" svg:y1="13.204cm" svg:x2="8.954cm" svg:y2="17.066cm" draw:start-shape="id64" draw:start-glue-point="2" draw:end-shape="id63" draw:end-glue-point="0" svg:d="M9498 13204l-544 3862" svg:viewBox="0 0 545 3863">
          <text:p text:style-name="P15"><text:span text:style-name="T11"><text:s/></text:span><text:span text:style-name="T11">0.21 </text:span></text:p>
        </draw:connector>
        <draw:connector draw:style-name="gr26" draw:text-style-name="P10" draw:layer="layout" draw:type="line" svg:x1="17.315cm" svg:y1="11.997cm" svg:x2="8.954cm" svg:y2="17.066cm" draw:start-shape="id58" draw:start-glue-point="3" draw:end-shape="id63" draw:end-glue-point="0" svg:d="M17315 11997l-8361 5069" svg:viewBox="0 0 8362 5070">
          <text:p text:style-name="P15"><text:span text:style-name="T11"><text:s/></text:span><text:span text:style-name="T11">-0.21 </text:span></text:p>
        </draw:connector>
        <draw:connector draw:style-name="gr15" draw:text-style-name="P16" draw:layer="layout" draw:type="line" svg:x1="15.606cm" svg:y1="3.871cm" svg:x2="8.954cm" svg:y2="17.066cm" draw:start-shape="id60" draw:start-glue-point="2" draw:end-shape="id63" draw:end-glue-point="0" svg:d="M15606 3871l-6652 13195" svg:viewBox="0 0 6653 13196">
          <text:p text:style-name="P15"><text:span text:style-name="T4"><text:s/></text:span><text:span text:style-name="T4">0.41 </text:span></text:p>
        </draw:connector>
        <draw:custom-shape draw:style-name="gr40" draw:text-style-name="P7" xml:id="id66" draw:id="id66" draw:layer="layout" svg:width="2.54cm" svg:height="1.488cm" svg:x="14.365cm" svg:y="8.411cm">
          <text:p text:style-name="P6"><text:span text:style-name="T3">Standing</text:span></text:p>
          <text:p text:style-name="P6"><text:span text:style-name="T3">Biom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9" draw:layer="layout" draw:type="line" svg:x1="6.197cm" svg:y1="6.987cm" svg:x2="17.315cm" svg:y2="11.997cm" draw:start-shape="id62" draw:start-glue-point="1" draw:end-shape="id58" draw:end-glue-point="3" svg:d="M6197 6987l11118 5010" svg:viewBox="0 0 11119 5011">
          <text:p text:style-name="P15"><text:span text:style-name="T15"><text:s/></text:span><text:span text:style-name="T15">-0.2 </text:span></text:p>
        </draw:connector>
        <draw:connector draw:style-name="gr23" draw:text-style-name="P9" draw:layer="layout" draw:type="line" svg:x1="6.197cm" svg:y1="6.987cm" svg:x2="14.365cm" svg:y2="9.155cm" draw:start-shape="id62" draw:start-glue-point="1" draw:end-shape="id66" draw:end-glue-point="3" svg:d="M6197 6987l8168 2168" svg:viewBox="0 0 8169 2169">
          <text:p text:style-name="P15"><text:span text:style-name="T10"><text:s/></text:span><text:span text:style-name="T10">0.11 </text:span></text:p>
        </draw:connector>
        <draw:connector draw:style-name="gr15" draw:text-style-name="P25" draw:layer="layout" draw:type="line" svg:x1="15.606cm" svg:y1="3.871cm" svg:x2="15.635cm" svg:y2="8.411cm" draw:start-shape="id60" draw:start-glue-point="2" draw:end-shape="id66" draw:end-glue-point="0" svg:d="M15606 3871l29 4540" svg:viewBox="0 0 30 4541">
          <text:p text:style-name="P15"><text:span text:style-name="T9">-0.37</text:span></text:p>
        </draw:connector>
        <draw:connector draw:style-name="gr26" draw:text-style-name="P10" draw:layer="layout" draw:type="line" svg:x1="15.635cm" svg:y1="9.899cm" svg:x2="8.954cm" svg:y2="17.066cm" draw:start-shape="id66" draw:start-glue-point="2" draw:end-shape="id63" draw:end-glue-point="0" svg:d="M15635 9899l-6681 7167" svg:viewBox="0 0 6682 7168">
          <text:p text:style-name="P15"><text:span text:style-name="T11"><text:s/></text:span><text:span text:style-name="T11">0.27 </text:span></text:p>
        </draw:connector>
        <draw:connector draw:style-name="gr23" draw:text-style-name="P9" draw:layer="layout" draw:type="line" svg:x1="2.587cm" svg:y1="4.065cm" svg:x2="2.632cm" svg:y2="17.066cm" draw:start-shape="id57" draw:start-glue-point="2" draw:end-shape="id59" draw:end-glue-point="0" svg:d="M2587 4065l45 13001" svg:viewBox="0 0 46 13002">
          <text:p text:style-name="P15"><text:span text:style-name="T10">0.04</text:span></text:p>
        </draw:connector>
        <draw:connector draw:style-name="gr15" draw:text-style-name="P39" draw:layer="layout" draw:type="line" svg:x1="10.377cm" svg:y1="12.41cm" svg:x2="17.315cm" svg:y2="11.997cm" draw:start-shape="id64" draw:start-glue-point="1" draw:end-shape="id58" draw:end-glue-point="3" svg:d="M10377 12410l6938-413" svg:viewBox="0 0 6939 414">
          <text:p text:style-name="P38"><text:span text:style-name="T23"><text:s/></text:span><text:span text:style-name="T23">-0.62 </text:span></text:p>
        </draw:connector>
        <draw:connector draw:style-name="gr23" draw:text-style-name="P37" draw:layer="layout" draw:type="line" svg:x1="8.485cm" svg:y1="10.91cm" svg:x2="17.315cm" svg:y2="11.997cm" draw:start-shape="id65" draw:start-glue-point="1" draw:end-shape="id58" draw:end-glue-point="3" svg:d="M8485 10910l8830 1087" svg:viewBox="0 0 8831 1088">
          <text:p text:style-name="P15"><text:span text:style-name="T22"><text:s/></text:span><text:span text:style-name="T22">0.12 </text:span></text:p>
        </draw:connector>
        <draw:frame draw:style-name="gr47" draw:text-style-name="P34" draw:layer="layout" svg:width="25.766cm" svg:height="1.661cm" svg:x="1.174cm" svg:y="1.117cm">
          <draw:text-box>
            <text:p text:style-name="P33"><text:span text:style-name="T18">Deer abundance path model, AIC = 4700. Fisher's C = 57.8 with P-value = 0.114 and on 46 degrees of freedom. Chi-squared = NA because negative values produced during estimation. </text:span><text:span text:style-name="T16">Bold coefficient values = P&lt;0.05. Values on dashed paths = P&gt;0.1. Unbolded on solid paths = 0.05&lt;P&lt;0.1.</text:span></text:p>
          </draw:text-box>
        </draw:frame>
        <draw:frame draw:style-name="gr48" draw:text-style-name="P30" draw:layer="layout" svg:width="25.866cm" svg:height="1.175cm" svg:x="1.074cm" svg:y="19.415cm">
          <draw:text-box>
            <text:p><text:span text:style-name="T16">Missing paths (red dot-dot-dash): 30yr CV fire days to host abundance; 1 yr vapor pressure to canopy cover.</text:span></text:p>
          </draw:text-box>
        </draw:frame>
      </draw:page>
      <draw:page draw:name="page8" draw:style-name="dp1" draw:master-page-name="Default">
        <draw:connector draw:style-name="gr14" draw:text-style-name="P9" draw:layer="layout" draw:type="line" svg:x1="7.691cm" svg:y1="11.704cm" svg:x2="18.898cm" svg:y2="17.166cm" draw:start-shape="id67" draw:start-glue-point="2" draw:end-shape="id68" draw:end-glue-point="0" svg:d="M7691 11704l11207 5462" svg:viewBox="0 0 11208 5463">
          <text:p/>
        </draw:connector>
        <draw:connector draw:style-name="gr14" draw:text-style-name="P9" draw:layer="layout" draw:type="line" svg:x1="3.857cm" svg:y1="3.271cm" svg:x2="17.315cm" svg:y2="11.997cm" draw:start-shape="id69" draw:start-glue-point="1" draw:end-shape="id70" draw:end-glue-point="3" svg:d="M3857 3271l13458 8726" svg:viewBox="0 0 13459 8727">
          <text:p/>
        </draw:connector>
        <draw:connector draw:style-name="gr14" draw:text-style-name="P9" draw:layer="layout" draw:type="line" svg:x1="2.632cm" svg:y1="17.166cm" svg:x2="14.495cm" svg:y2="3.162cm" draw:start-shape="id71" draw:start-glue-point="0" draw:end-shape="id72" draw:end-glue-point="3" svg:d="M2632 17166l11863-14004" svg:viewBox="0 0 11864 14005">
          <text:p/>
        </draw:connector>
        <draw:connector draw:style-name="gr14" draw:text-style-name="P9" draw:layer="layout" draw:type="line" svg:x1="2.632cm" svg:y1="17.166cm" svg:x2="17.315cm" svg:y2="11.997cm" draw:start-shape="id71" draw:start-glue-point="0" draw:end-shape="id70" draw:end-glue-point="3" svg:d="M2632 17166l14683-5169" svg:viewBox="0 0 14684 5170">
          <text:p/>
        </draw:connector>
        <draw:custom-shape draw:style-name="gr49" draw:text-style-name="P41" xml:id="id70" draw:id="id70" draw:layer="layout" svg:width="3.175cm" svg:height="1.588cm" svg:x="17.315cm" svg:y="11.203cm">
          <text:p text:style-name="P40"><text:span text:style-name="T24">Host </text:span></text:p>
          <text:p text:style-name="P40"><text:span text:style-name="T24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xml:id="id68" draw:id="id68" draw:layer="layout" svg:width="3.174cm" svg:height="1.588cm" svg:x="17.311cm" svg:y="17.166cm">
          <text:p text:style-name="P6"><text:span text:style-name="T3">Pathogen</text:span></text:p>
          <text:p text:style-name="P6"><text:span text:style-name="T3">prevalenc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75" draw:id="id75" draw:layer="layout" svg:width="3.175cm" svg:height="1.588cm" svg:x="7.267cm" svg:y="17.166cm">
          <text:p text:style-name="P19"><text:span text:style-name="T7">Tick</text:span></text:p>
          <text:p text:style-name="P19"><text:span text:style-name="T7">abu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xml:id="id72" draw:id="id72" draw:layer="layout" svg:width="2.222cm" svg:height="1.418cm" svg:x="14.495cm" svg:y="2.453cm">
          <text:p text:style-name="P6"><text:span text:style-name="T3">Canopy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xml:id="id69" draw:id="id69" draw:layer="layout" svg:width="2.54cm" svg:height="1.588cm" svg:x="1.317cm" svg:y="2.477cm">
          <text:p text:style-name="P6"><text:span text:style-name="T3">30yr CV</text:span></text:p>
          <text:p text:style-name="P6"><text:span text:style-name="T3">fire days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73" draw:id="id73" draw:layer="layout" svg:width="2.822cm" svg:height="0.829cm" svg:x="6.98cm" svg:y="2.836cm">
          <text:p text:style-name="P6"><text:span text:style-name="T3">15 yr FRI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xml:id="id74" draw:id="id74" draw:layer="layout" svg:width="3.175cm" svg:height="1.588cm" svg:x="3.022cm" svg:y="6.393cm">
          <text:p text:style-name="P6"><text:span text:style-name="T3">Time since</text:span></text:p>
          <text:p text:style-name="P6"><text:span text:style-name="T3">fire 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67" draw:id="id67" draw:layer="layout" svg:width="1.588cm" svg:height="1.588cm" svg:x="6.897cm" svg:y="10.116cm">
          <text:p text:style-name="P6"><text:span text:style-name="T3">Litter</text:span></text:p>
          <text:p text:style-name="P6"><text:span text:style-name="T3">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76" draw:id="id76" draw:layer="layout" svg:width="1.587cm" svg:height="1.588cm" svg:x="8.79cm" svg:y="11.416cm">
          <text:p text:style-name="P6"><text:span text:style-name="T3">Litter</text:span></text:p>
          <text:p text:style-name="P6"><text:span text:style-name="T3">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8" draw:layer="layout" draw:type="line" svg:x1="3.857cm" svg:y1="3.271cm" svg:x2="6.98cm" svg:y2="3.25cm" draw:start-shape="id69" draw:start-glue-point="1" draw:end-shape="id73" draw:end-glue-point="3" svg:d="M3857 3271l3123-21" svg:viewBox="0 0 3124 22">
          <text:p text:style-name="P15"><text:span text:style-name="T20">-0.1</text:span></text:p>
        </draw:connector>
        <draw:connector draw:style-name="gr15" draw:text-style-name="P9" draw:layer="layout" draw:type="line" svg:x1="8.391cm" svg:y1="3.665cm" svg:x2="4.609cm" svg:y2="6.393cm" draw:start-shape="id73" draw:start-glue-point="2" draw:end-shape="id74" draw:end-glue-point="0" svg:d="M8391 3665l-3782 2728" svg:viewBox="0 0 3783 2729">
          <text:p text:style-name="P15"><text:span text:style-name="T10">0.58</text:span></text:p>
        </draw:connector>
        <draw:connector draw:style-name="gr23" draw:text-style-name="P9" draw:layer="layout" draw:type="line" svg:x1="9.802cm" svg:y1="3.25cm" svg:x2="14.495cm" svg:y2="3.162cm" draw:start-shape="id73" draw:start-glue-point="1" draw:end-shape="id72" draw:end-glue-point="3" svg:d="M9802 3250l4693-88" svg:viewBox="0 0 4694 89">
          <text:p text:style-name="P15"><text:span text:style-name="T10">0.05</text:span></text:p>
        </draw:connector>
        <draw:connector draw:style-name="gr23" draw:text-style-name="P10" draw:layer="layout" draw:type="line" svg:x1="4.609cm" svg:y1="7.981cm" svg:x2="8.854cm" svg:y2="17.166cm" draw:start-shape="id74" draw:start-glue-point="2" draw:end-shape="id75" draw:end-glue-point="0" svg:d="M4609 7981l4245 9185" svg:viewBox="0 0 4246 9186">
          <text:p text:style-name="P15"><text:span text:style-name="T11">0.2</text:span></text:p>
        </draw:connector>
        <draw:connector draw:style-name="gr15" draw:text-style-name="P11" draw:layer="layout" draw:type="line" svg:x1="6.197cm" svg:y1="7.187cm" svg:x2="9.583cm" svg:y2="11.416cm" draw:start-shape="id74" draw:start-glue-point="1" draw:end-shape="id76" draw:end-glue-point="0" svg:d="M6197 7187l3386 4229" svg:viewBox="0 0 3387 4230">
          <text:p text:style-name="P15"><text:span text:style-name="T14">0.4</text:span></text:p>
        </draw:connector>
        <draw:connector draw:style-name="gr15" draw:text-style-name="P12" draw:layer="layout" draw:type="line" svg:x1="4.609cm" svg:y1="7.981cm" svg:x2="7.691cm" svg:y2="10.116cm" draw:start-shape="id74" draw:start-glue-point="2" draw:end-shape="id67" draw:end-glue-point="0" svg:d="M4609 7981l3082 2135" svg:viewBox="0 0 3083 2136">
          <text:p text:style-name="P15"><text:span text:style-name="T21">0.32</text:span></text:p>
        </draw:connector>
        <draw:connector draw:style-name="gr15" draw:text-style-name="P9" draw:layer="layout" draw:type="line" svg:x1="6.197cm" svg:y1="7.187cm" svg:x2="14.495cm" svg:y2="3.162cm" draw:start-shape="id74" draw:start-glue-point="1" draw:end-shape="id72" draw:end-glue-point="3" svg:d="M6197 7187l8298-4025" svg:viewBox="0 0 8299 4026">
          <text:p text:style-name="P15"><text:span text:style-name="T10">0.17</text:span></text:p>
        </draw:connector>
        <draw:custom-shape draw:style-name="gr54" draw:text-style-name="P7" xml:id="id71" draw:id="id71" draw:layer="layout" svg:width="2.886cm" svg:height="1.588cm" svg:x="1.189cm" svg:y="17.166cm">
          <text:p text:style-name="P6"><text:span text:style-name="T3">1yr vapor</text:span></text:p>
          <text:p text:style-name="P6"><text:span text:style-name="T3">pres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3" draw:layer="layout" draw:type="line" svg:x1="15.606cm" svg:y1="3.871cm" svg:x2="9.583cm" svg:y2="11.416cm" draw:start-shape="id72" draw:start-glue-point="2" draw:end-shape="id76" draw:end-glue-point="0" svg:d="M15606 3871l-6023 7545" svg:viewBox="0 0 6024 7546">
          <text:p text:style-name="P28"><text:span text:style-name="T14">0.15</text:span></text:p>
        </draw:connector>
        <draw:connector draw:style-name="gr15" draw:text-style-name="P12" draw:layer="layout" draw:type="line" svg:x1="15.606cm" svg:y1="3.871cm" svg:x2="7.691cm" svg:y2="10.116cm" draw:start-shape="id72" draw:start-glue-point="2" draw:end-shape="id67" draw:end-glue-point="0" svg:d="M15606 3871l-7915 6245" svg:viewBox="0 0 7916 6246">
          <text:p text:style-name="P15"><text:span text:style-name="T21">0.36</text:span></text:p>
        </draw:connector>
        <draw:connector draw:style-name="gr15" draw:text-style-name="P14" draw:layer="layout" draw:type="line" svg:x1="15.606cm" svg:y1="3.871cm" svg:x2="18.902cm" svg:y2="11.203cm" draw:start-shape="id72" draw:start-glue-point="2" draw:end-shape="id70" draw:end-glue-point="0" svg:d="M15606 3871l3296 7332" svg:viewBox="0 0 3297 7333">
          <text:p text:style-name="P15"><text:span text:style-name="T25">-1.1</text:span></text:p>
        </draw:connector>
        <draw:connector draw:style-name="gr15" draw:text-style-name="P10" draw:layer="layout" draw:type="line" svg:x1="4.075cm" svg:y1="17.96cm" svg:x2="7.267cm" svg:y2="17.96cm" draw:start-shape="id71" draw:start-glue-point="1" draw:end-shape="id75" draw:end-glue-point="3" svg:d="M4075 17960h3192" svg:viewBox="0 0 3193 1">
          <text:p text:style-name="P15"><text:span text:style-name="T11">0.5</text:span></text:p>
        </draw:connector>
        <draw:connector draw:style-name="gr15" draw:text-style-name="P10" draw:layer="layout" draw:type="line" svg:x1="7.691cm" svg:y1="11.704cm" svg:x2="8.854cm" svg:y2="17.166cm" draw:start-shape="id67" draw:start-glue-point="2" draw:end-shape="id75" draw:end-glue-point="0" svg:d="M7691 11704l1163 5462" svg:viewBox="0 0 1164 5463">
          <text:p text:style-name="P15"><text:span text:style-name="T11">0.32</text:span></text:p>
        </draw:connector>
        <draw:connector draw:style-name="gr15" draw:text-style-name="P10" draw:layer="layout" draw:type="line" svg:x1="9.583cm" svg:y1="13.004cm" svg:x2="8.854cm" svg:y2="17.166cm" draw:start-shape="id76" draw:start-glue-point="2" draw:end-shape="id75" draw:end-glue-point="0" svg:d="M9583 13004l-729 4162" svg:viewBox="0 0 730 4163">
          <text:p text:style-name="P15"><text:span text:style-name="T11">0.24</text:span></text:p>
        </draw:connector>
        <draw:connector draw:style-name="gr23" draw:text-style-name="P10" draw:layer="layout" draw:type="line" svg:x1="17.315cm" svg:y1="11.997cm" svg:x2="8.854cm" svg:y2="17.166cm" draw:start-shape="id70" draw:start-glue-point="3" draw:end-shape="id75" draw:end-glue-point="0" svg:d="M17315 11997l-8461 5169" svg:viewBox="0 0 8462 5170">
          <text:p text:style-name="P15"><text:span text:style-name="T11">-0.08</text:span></text:p>
        </draw:connector>
        <draw:connector draw:style-name="gr15" draw:text-style-name="P9" draw:layer="layout" draw:type="line" svg:x1="10.442cm" svg:y1="17.96cm" svg:x2="17.311cm" svg:y2="17.96cm" draw:start-shape="id75" draw:start-glue-point="1" draw:end-shape="id68" draw:end-glue-point="3" svg:d="M10442 17960h6869" svg:viewBox="0 0 6870 1">
          <text:p text:style-name="P15"><text:span text:style-name="T10">0.53</text:span></text:p>
        </draw:connector>
        <draw:connector draw:style-name="gr23" draw:text-style-name="P9" draw:layer="layout" draw:type="line" svg:x1="18.902cm" svg:y1="12.791cm" svg:x2="18.898cm" svg:y2="17.166cm" draw:start-shape="id70" draw:start-glue-point="2" draw:end-shape="id68" draw:end-glue-point="0" svg:d="M18902 12791l-4 4375" svg:viewBox="0 0 5 4376">
          <text:p text:style-name="P15"><text:span text:style-name="T10">-0.01</text:span></text:p>
        </draw:connector>
        <draw:connector draw:style-name="gr15" draw:text-style-name="P10" draw:layer="layout" draw:type="line" svg:x1="15.606cm" svg:y1="3.871cm" svg:x2="8.854cm" svg:y2="17.166cm" draw:start-shape="id72" draw:start-glue-point="2" draw:end-shape="id75" draw:end-glue-point="0" svg:d="M15606 3871l-6752 13295" svg:viewBox="0 0 6753 13296">
          <text:p text:style-name="P15"><text:span text:style-name="T11">0.38</text:span></text:p>
        </draw:connector>
        <draw:custom-shape draw:style-name="gr25" draw:text-style-name="P7" xml:id="id77" draw:id="id77" draw:layer="layout" svg:width="2.54cm" svg:height="1.488cm" svg:x="14.365cm" svg:y="8.411cm">
          <text:p text:style-name="P6"><text:span text:style-name="T3">Standing</text:span></text:p>
          <text:p text:style-name="P6"><text:span text:style-name="T3">Biom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4" draw:layer="layout" draw:type="line" svg:x1="6.197cm" svg:y1="7.187cm" svg:x2="17.315cm" svg:y2="11.997cm" draw:start-shape="id74" draw:start-glue-point="1" draw:end-shape="id70" draw:end-glue-point="3" svg:d="M6197 7187l11118 4810" svg:viewBox="0 0 11119 4811">
          <text:p text:style-name="P15"><text:span text:style-name="T25">0.25</text:span></text:p>
        </draw:connector>
        <draw:connector draw:style-name="gr23" draw:text-style-name="P9" draw:layer="layout" draw:type="line" svg:x1="6.197cm" svg:y1="7.187cm" svg:x2="14.365cm" svg:y2="9.155cm" draw:start-shape="id74" draw:start-glue-point="1" draw:end-shape="id77" draw:end-glue-point="3" svg:d="M6197 7187l8168 1968" svg:viewBox="0 0 8169 1969">
          <text:p text:style-name="P15"><text:span text:style-name="T10">0.11</text:span></text:p>
        </draw:connector>
        <draw:connector draw:style-name="gr15" draw:text-style-name="P9" draw:layer="layout" draw:type="line" svg:x1="15.606cm" svg:y1="3.871cm" svg:x2="15.635cm" svg:y2="8.411cm" draw:start-shape="id72" draw:start-glue-point="2" draw:end-shape="id77" draw:end-glue-point="0" svg:d="M15606 3871l29 4540" svg:viewBox="0 0 30 4541">
          <text:p text:style-name="P15"><text:span text:style-name="T10">-0.37</text:span></text:p>
        </draw:connector>
        <draw:connector draw:style-name="gr23" draw:text-style-name="P10" draw:layer="layout" draw:type="line" svg:x1="15.635cm" svg:y1="9.899cm" svg:x2="8.854cm" svg:y2="17.166cm" draw:start-shape="id77" draw:start-glue-point="2" draw:end-shape="id75" draw:end-glue-point="0" svg:d="M15635 9899l-6781 7267" svg:viewBox="0 0 6782 7268">
          <text:p text:style-name="P15"><text:span text:style-name="T11">0.26</text:span></text:p>
        </draw:connector>
        <draw:connector draw:style-name="gr23" draw:text-style-name="P9" draw:layer="layout" draw:type="line" svg:x1="2.587cm" svg:y1="4.065cm" svg:x2="2.632cm" svg:y2="17.166cm" draw:start-shape="id69" draw:start-glue-point="2" draw:end-shape="id71" draw:end-glue-point="0" svg:d="M2587 4065l45 13101" svg:viewBox="0 0 46 13102">
          <text:p text:style-name="P15"><text:span text:style-name="T10">0.04</text:span></text:p>
        </draw:connector>
        <draw:connector draw:style-name="gr15" draw:text-style-name="P14" draw:layer="layout" draw:type="line" svg:x1="10.377cm" svg:y1="12.21cm" svg:x2="17.315cm" svg:y2="11.997cm" draw:start-shape="id76" draw:start-glue-point="1" draw:end-shape="id70" draw:end-glue-point="3" svg:d="M10377 12210l6938-213" svg:viewBox="0 0 6939 214">
          <text:p text:style-name="P15"><text:span text:style-name="T25">-0.57</text:span></text:p>
        </draw:connector>
        <draw:connector draw:style-name="gr15" draw:text-style-name="P14" draw:layer="layout" draw:type="line" svg:x1="8.485cm" svg:y1="10.91cm" svg:x2="17.315cm" svg:y2="11.997cm" draw:start-shape="id67" draw:start-glue-point="1" draw:end-shape="id70" draw:end-glue-point="3" svg:d="M8485 10910l8830 1087" svg:viewBox="0 0 8831 1088">
          <text:p text:style-name="P15"><text:span text:style-name="T25">0.6</text:span></text:p>
        </draw:connector>
        <draw:frame draw:style-name="gr55" draw:text-style-name="P42" draw:layer="layout" svg:width="25.377cm" svg:height="1.191cm" svg:x="1.34cm" svg:y="1.117cm">
          <draw:text-box>
            <text:p><text:span text:style-name="T16">Human pathogen prevalence and abundance of all hosts path model, AIC = 5538; Chi-squared = 24.7, p = 0.78, df = 32; Fisher’s </text:span><text:span text:style-name="T17">C =</text:span><text:span text:style-name="T16"> 173.5 (df = 62, p = 0)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ffffff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9T09:43:54.509106480</meta:creation-date>
    <dc:date>2021-05-19T14:07:55.585534136</dc:date>
    <meta:editing-duration>P4DT19H13M40S</meta:editing-duration>
    <meta:editing-cycles>19</meta:editing-cycles>
    <meta:generator>LibreOffice/7.1.1.2$MacOSX_X86_64 LibreOffice_project/fe0b08f4af1bacafe4c7ecc87ce55bb426164676</meta:generator>
    <meta:document-statistic meta:object-count="264"/>
  </office:meta>
</office:document-meta>
</file>